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2"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5pt" fo:font-weight="normal" officeooo:rsid="0017f9bf" officeooo:paragraph-rsid="0017f9bf" style:font-size-asian="15pt" style:font-weight-asian="normal" style:font-size-complex="15pt" style:font-weight-complex="normal"/>
    </style:style>
    <style:style style:name="P2" style:family="paragraph" style:parent-style-name="Text_20_body">
      <style:paragraph-properties fo:text-align="justify" style:justify-single-word="false"/>
      <style:text-properties fo:font-size="15pt" fo:font-weight="normal" officeooo:rsid="00191128" officeooo:paragraph-rsid="00191128" style:font-size-asian="15pt" style:font-weight-asian="normal" style:font-size-complex="15pt" style:font-weight-complex="normal"/>
    </style:style>
    <style:style style:name="P3" style:family="paragraph" style:parent-style-name="Text_20_body">
      <style:paragraph-properties fo:text-align="justify" style:justify-single-word="false"/>
      <style:text-properties fo:font-size="15pt" fo:font-weight="normal" officeooo:rsid="001a4b15" officeooo:paragraph-rsid="00315266" style:font-size-asian="15pt" style:font-weight-asian="normal" style:font-size-complex="15pt" style:font-weight-complex="normal"/>
    </style:style>
    <style:style style:name="P4" style:family="paragraph" style:parent-style-name="Text_20_body">
      <style:paragraph-properties fo:text-align="justify" style:justify-single-word="false"/>
      <style:text-properties fo:font-size="15pt" fo:font-weight="normal" officeooo:rsid="00305b0e" officeooo:paragraph-rsid="00305b0e" style:font-size-asian="15pt" style:font-weight-asian="normal" style:font-size-complex="15pt" style:font-weight-complex="normal"/>
    </style:style>
    <style:style style:name="P5" style:family="paragraph" style:parent-style-name="Text_20_body">
      <style:paragraph-properties fo:text-align="justify" style:justify-single-word="false"/>
      <style:text-properties fo:font-size="15pt" fo:font-weight="normal" officeooo:rsid="004e62fc" officeooo:paragraph-rsid="004e62fc" style:font-size-asian="13.1000003814697pt" style:font-weight-asian="normal" style:font-size-complex="15pt" style:font-weight-complex="normal"/>
    </style:style>
    <style:style style:name="P6" style:family="paragraph" style:parent-style-name="Text_20_body">
      <style:paragraph-properties fo:text-align="justify" style:justify-single-word="false"/>
      <style:text-properties fo:font-size="15pt" fo:font-weight="bold" officeooo:rsid="001a4b15" officeooo:paragraph-rsid="002d5b74" style:font-size-asian="15pt" style:font-weight-asian="bold" style:font-size-complex="15pt" style:font-weight-complex="bold"/>
    </style:style>
    <style:style style:name="P7" style:family="paragraph" style:parent-style-name="Text_20_body">
      <style:paragraph-properties fo:text-align="justify" style:justify-single-word="false"/>
      <style:text-properties fo:font-size="15pt" fo:font-weight="bold" officeooo:rsid="001a4b15" officeooo:paragraph-rsid="0036aef0" style:font-size-asian="15pt" style:font-weight-asian="bold" style:font-size-complex="15pt" style:font-weight-complex="bold"/>
    </style:style>
    <style:style style:name="P8" style:family="paragraph" style:parent-style-name="Text_20_body">
      <style:paragraph-properties fo:text-align="justify" style:justify-single-word="false"/>
      <style:text-properties fo:font-size="15pt" fo:font-weight="bold" officeooo:rsid="001a4b15" officeooo:paragraph-rsid="003ebbf8" style:font-size-asian="15pt" style:font-weight-asian="bold" style:font-size-complex="15pt" style:font-weight-complex="bold"/>
    </style:style>
    <style:style style:name="P9" style:family="paragraph" style:parent-style-name="Text_20_body">
      <style:paragraph-properties fo:text-align="justify" style:justify-single-word="false"/>
      <style:text-properties fo:font-size="15pt" fo:font-weight="bold" officeooo:rsid="001a4b15" officeooo:paragraph-rsid="00191128" style:font-size-asian="15pt" style:font-weight-asian="bold" style:font-size-complex="15pt" style:font-weight-complex="bold"/>
    </style:style>
    <style:style style:name="P10" style:family="paragraph" style:parent-style-name="Text_20_body">
      <style:paragraph-properties fo:text-align="justify" style:justify-single-word="false"/>
      <style:text-properties fo:font-size="15pt" fo:font-weight="bold" officeooo:paragraph-rsid="00315266" style:font-size-asian="15pt" style:font-weight-asian="bold" style:font-size-complex="15pt" style:font-weight-complex="bold"/>
    </style:style>
    <style:style style:name="P11" style:family="paragraph" style:parent-style-name="Text_20_body">
      <style:paragraph-properties fo:text-align="justify" style:justify-single-word="false"/>
      <style:text-properties fo:font-size="15pt" fo:font-style="italic" fo:font-weight="bold" officeooo:rsid="001a4b15" officeooo:paragraph-rsid="00299849" style:font-size-asian="15pt" style:font-style-asian="italic" style:font-weight-asian="bold" style:font-size-complex="15pt" style:font-style-complex="italic" style:font-weight-complex="bold"/>
    </style:style>
    <style:style style:name="P12" style:family="paragraph" style:parent-style-name="Text_20_body">
      <style:paragraph-properties fo:text-align="justify" style:justify-single-word="false"/>
      <style:text-properties fo:font-size="15pt" fo:font-style="italic" fo:font-weight="bold" officeooo:rsid="001a4b15" officeooo:paragraph-rsid="0036aef0" style:font-size-asian="15pt" style:font-style-asian="italic" style:font-weight-asian="bold" style:font-size-complex="15pt" style:font-style-complex="italic" style:font-weight-complex="bold"/>
    </style:style>
    <style:style style:name="P13" style:family="paragraph" style:parent-style-name="Text_20_body">
      <style:paragraph-properties fo:text-align="justify" style:justify-single-word="false"/>
      <style:text-properties fo:font-size="15pt" fo:font-style="italic" style:text-underline-style="none" fo:font-weight="bold" officeooo:rsid="003480fc" officeooo:paragraph-rsid="0036a58c" style:font-size-asian="13.1000003814697pt" style:font-style-asian="italic" style:font-weight-asian="bold" style:font-size-complex="15pt" style:font-style-complex="italic" style:font-weight-complex="bold"/>
    </style:style>
    <style:style style:name="P14" style:family="paragraph" style:parent-style-name="Text_20_body">
      <style:paragraph-properties fo:text-align="justify" style:justify-single-word="false"/>
      <style:text-properties fo:font-size="15pt" fo:font-style="italic" style:text-underline-style="none" fo:font-weight="bold" officeooo:rsid="0036a58c" officeooo:paragraph-rsid="0036a58c" fo:background-color="#fff200" style:font-size-asian="13.1000003814697pt" style:font-style-asian="italic" style:font-weight-asian="bold" style:font-size-complex="15pt" style:font-style-complex="italic" style:font-weight-complex="bold"/>
    </style:style>
    <style:style style:name="P15" style:family="paragraph" style:parent-style-name="Text_20_body">
      <style:paragraph-properties fo:text-align="justify" style:justify-single-word="false"/>
      <style:text-properties fo:font-size="15pt" style:text-underline-style="none" fo:font-weight="normal" officeooo:rsid="00299849" officeooo:paragraph-rsid="00299849" style:font-size-asian="13.1000003814697pt" style:font-weight-asian="normal" style:font-size-complex="15pt" style:font-weight-complex="normal"/>
    </style:style>
    <style:style style:name="P16" style:family="paragraph" style:parent-style-name="Text_20_body">
      <style:text-properties fo:font-size="15pt" style:text-underline-style="none" fo:font-weight="normal" officeooo:paragraph-rsid="003480fc" style:font-size-asian="13.1000003814697pt" style:font-weight-asian="normal" style:font-size-complex="15pt" style:font-weight-complex="normal"/>
    </style:style>
    <style:style style:name="P17" style:family="paragraph" style:parent-style-name="Text_20_body">
      <style:paragraph-properties fo:text-align="justify" style:justify-single-word="false"/>
      <style:text-properties fo:font-size="15pt" style:text-underline-style="none" fo:font-weight="normal" officeooo:rsid="003480fc" officeooo:paragraph-rsid="003480fc" style:font-size-asian="13.1000003814697pt" style:font-weight-asian="normal" style:font-size-complex="15pt" style:font-weight-complex="normal"/>
    </style:style>
    <style:style style:name="P18" style:family="paragraph" style:parent-style-name="Text_20_body">
      <style:paragraph-properties fo:text-align="justify" style:justify-single-word="false"/>
      <style:text-properties fo:font-size="15pt" style:text-underline-style="none" officeooo:rsid="003881dc" officeooo:paragraph-rsid="003881dc" style:font-size-asian="13.1000003814697pt" style:font-size-complex="15pt"/>
    </style:style>
    <style:style style:name="P19" style:family="paragraph" style:parent-style-name="Text_20_body">
      <style:paragraph-properties fo:text-align="justify" style:justify-single-word="false"/>
      <style:text-properties fo:font-size="15pt" officeooo:rsid="002d55fc" officeooo:paragraph-rsid="002d55fc" style:font-size-asian="13.1000003814697pt" style:font-size-complex="15pt"/>
    </style:style>
    <style:style style:name="P20" style:family="paragraph" style:parent-style-name="Text_20_body">
      <style:text-properties fo:font-size="15pt" officeooo:rsid="003881dc" officeooo:paragraph-rsid="003881dc" style:font-size-asian="13.1000003814697pt" style:font-size-complex="15pt"/>
    </style:style>
    <style:style style:name="P21" style:family="paragraph" style:parent-style-name="Text_20_body">
      <style:paragraph-properties fo:text-align="justify" style:justify-single-word="false"/>
      <style:text-properties fo:font-size="15pt" officeooo:rsid="003921c3" officeooo:paragraph-rsid="003921c3" style:font-size-asian="13.1000003814697pt" style:font-size-complex="15pt"/>
    </style:style>
    <style:style style:name="P22" style:family="paragraph" style:parent-style-name="Text_20_body">
      <style:paragraph-properties fo:text-align="justify" style:justify-single-word="false"/>
      <style:text-properties fo:font-size="15pt" fo:font-style="normal" fo:font-weight="normal" officeooo:rsid="0036aef0" officeooo:paragraph-rsid="0036aef0" style:font-size-asian="13.1000003814697pt" style:font-style-asian="normal" style:font-weight-asian="normal" style:font-size-complex="15pt" style:font-style-complex="normal" style:font-weight-complex="normal"/>
    </style:style>
    <style:style style:name="P23" style:family="paragraph" style:parent-style-name="Text_20_body">
      <style:paragraph-properties fo:text-align="justify" style:justify-single-word="false"/>
      <style:text-properties officeooo:paragraph-rsid="00299849"/>
    </style:style>
    <style:style style:name="P24" style:family="paragraph" style:parent-style-name="Text_20_body" style:list-style-name="L2">
      <style:paragraph-properties fo:text-align="justify" style:justify-single-word="false"/>
      <style:text-properties officeooo:paragraph-rsid="002bc28b"/>
    </style:style>
    <style:style style:name="P25" style:family="paragraph" style:parent-style-name="Text_20_body" style:list-style-name="L2">
      <style:paragraph-properties fo:text-align="justify" style:justify-single-word="false"/>
      <style:text-properties officeooo:paragraph-rsid="004657c0"/>
    </style:style>
    <style:style style:name="P26" style:family="paragraph" style:parent-style-name="Text_20_body">
      <style:paragraph-properties fo:text-align="justify" style:justify-single-word="false"/>
      <style:text-properties officeooo:paragraph-rsid="0017f9bf"/>
    </style:style>
    <style:style style:name="P27" style:family="paragraph" style:parent-style-name="Text_20_body">
      <style:text-properties officeooo:paragraph-rsid="00299849"/>
    </style:style>
    <style:style style:name="P28" style:family="paragraph" style:parent-style-name="Text_20_body">
      <style:text-properties officeooo:paragraph-rsid="002d55fc"/>
    </style:style>
    <style:style style:name="P29" style:family="paragraph" style:parent-style-name="Text_20_body">
      <style:paragraph-properties fo:text-align="start" style:justify-single-word="false"/>
      <style:text-properties officeooo:paragraph-rsid="0036aef0"/>
    </style:style>
    <style:style style:name="P30" style:family="paragraph" style:parent-style-name="Text_20_body" style:list-style-name="">
      <style:paragraph-properties fo:text-align="justify" style:justify-single-word="false"/>
      <style:text-properties style:font-name="Liberation Serif" fo:font-size="15pt" style:text-underline-style="none" officeooo:rsid="005bbdd7" officeooo:paragraph-rsid="005bbdd7" style:font-size-asian="13.1000003814697pt" style:font-size-complex="15pt"/>
    </style:style>
    <style:style style:name="P31" style:family="paragraph" style:parent-style-name="Text_20_body">
      <style:text-properties officeooo:paragraph-rsid="004657c0"/>
    </style:style>
    <style:style style:name="P32" style:family="paragraph" style:parent-style-name="Text_20_body" style:list-style-name="L2">
      <style:paragraph-properties fo:text-align="justify" style:justify-single-word="false"/>
      <style:text-properties fo:font-style="normal" style:text-underline-style="none" fo:font-weight="normal" officeooo:rsid="0055cae5" officeooo:paragraph-rsid="0055cae5" style:font-style-asian="normal" style:font-weight-asian="normal" style:font-style-complex="normal" style:font-weight-complex="normal"/>
    </style:style>
    <style:style style:name="P33" style:family="paragraph" style:parent-style-name="Heading_20_1">
      <style:text-properties fo:font-size="20pt" style:text-underline-style="solid" style:text-underline-width="auto" style:text-underline-color="font-color" fo:font-weight="bold" officeooo:rsid="0017f9bf" officeooo:paragraph-rsid="00299849" style:font-size-asian="20pt" style:font-weight-asian="bold" style:font-size-complex="20pt" style:font-weight-complex="bold"/>
    </style:style>
    <style:style style:name="P34" style:family="paragraph" style:parent-style-name="Heading_20_1">
      <style:text-properties fo:font-size="20pt" style:text-underline-style="solid" style:text-underline-width="auto" style:text-underline-color="font-color" fo:font-weight="bold" officeooo:rsid="00299849" officeooo:paragraph-rsid="00299849" style:font-size-asian="20pt" style:font-weight-asian="bold" style:font-size-complex="20pt" style:font-weight-complex="bold"/>
    </style:style>
    <style:style style:name="P35" style:family="paragraph" style:parent-style-name="Heading_20_1">
      <style:paragraph-properties fo:text-align="justify" style:justify-single-word="false"/>
      <style:text-properties fo:font-size="20pt" style:text-underline-style="solid" style:text-underline-width="auto" style:text-underline-color="font-color" fo:font-weight="bold" officeooo:rsid="00299849" officeooo:paragraph-rsid="004cddd7" style:font-size-asian="20pt" style:font-weight-asian="bold" style:font-size-complex="20pt" style:font-weight-complex="bold"/>
    </style:style>
    <style:style style:name="P36" style:family="paragraph" style:parent-style-name="Heading_20_1">
      <style:text-properties fo:font-size="20pt" style:text-underline-style="solid" style:text-underline-width="auto" style:text-underline-color="font-color" style:font-size-asian="20pt" style:font-size-complex="20pt"/>
    </style:style>
    <style:style style:name="P37" style:family="paragraph" style:parent-style-name="Heading_20_1">
      <style:text-properties fo:font-size="20pt" style:text-underline-style="solid" style:text-underline-width="auto" style:text-underline-color="font-color" officeooo:rsid="0031dd40" officeooo:paragraph-rsid="0031dd40" style:font-size-asian="20pt" style:font-size-complex="20pt"/>
    </style:style>
    <style:style style:name="P38" style:family="paragraph" style:parent-style-name="Heading_20_1">
      <style:text-properties officeooo:paragraph-rsid="002d55fc"/>
    </style:style>
    <style:style style:name="P39" style:family="paragraph" style:parent-style-name="Heading_20_1" style:list-style-name="">
      <style:text-properties style:font-name="Liberation Serif" fo:font-size="20pt" style:text-underline-style="solid" style:text-underline-width="auto" style:text-underline-color="font-color" officeooo:rsid="005bbdd7" officeooo:paragraph-rsid="005bbdd7" style:font-size-asian="20pt" style:font-size-complex="20pt"/>
    </style:style>
    <style:style style:name="P40" style:family="paragraph" style:parent-style-name="Standard">
      <style:text-properties style:font-name="Liberation Serif1" fo:font-size="14pt" fo:font-style="italic" fo:font-weight="bold" officeooo:rsid="0015e8bb" officeooo:paragraph-rsid="0015e8bb" style:font-size-asian="14pt" style:font-style-asian="italic" style:font-weight-asian="bold" style:font-size-complex="14pt" style:font-style-complex="italic" style:font-weight-complex="bold"/>
    </style:style>
    <style:style style:name="P41" style:family="paragraph" style:parent-style-name="Standard">
      <style:text-properties style:font-name="Liberation Serif1" fo:font-size="14pt" fo:font-style="italic" fo:font-weight="bold" officeooo:rsid="0015e8bb" officeooo:paragraph-rsid="002d5b74" style:font-size-asian="14pt" style:font-style-asian="italic" style:font-weight-asian="bold" style:font-size-complex="14pt" style:font-style-complex="italic" style:font-weight-complex="bold"/>
    </style:style>
    <style:style style:name="P42" style:family="paragraph" style:parent-style-name="Standard">
      <style:text-properties style:font-name="Liberation Serif1" fo:font-size="14pt" fo:font-style="italic" fo:font-weight="bold" officeooo:rsid="0015e8bb" officeooo:paragraph-rsid="003881dc" style:font-size-asian="14pt" style:font-style-asian="italic" style:font-weight-asian="bold" style:font-size-complex="14pt" style:font-style-complex="italic" style:font-weight-complex="bold"/>
    </style:style>
    <style:style style:name="P43" style:family="paragraph" style:parent-style-name="Standard">
      <style:text-properties style:font-name="Liberation Serif1" fo:font-size="14pt" fo:font-style="italic" fo:font-weight="bold" officeooo:rsid="0015e8bb" officeooo:paragraph-rsid="003ebbf8"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Serif1" fo:font-size="14pt" fo:font-style="italic" fo:font-weight="bold" officeooo:rsid="00165d56" officeooo:paragraph-rsid="00165d56" style:font-size-asian="14pt" style:font-style-asian="italic" style:font-weight-asian="bold" style:font-size-complex="14pt" style:font-style-complex="italic" style:font-weight-complex="bold"/>
    </style:style>
    <style:style style:name="P45" style:family="paragraph" style:parent-style-name="Standard">
      <style:paragraph-properties fo:text-align="justify" style:justify-single-word="false"/>
      <style:text-properties style:font-name="Liberation Serif1" fo:font-size="14pt" fo:font-style="italic" fo:font-weight="bold" officeooo:rsid="00165d56" officeooo:paragraph-rsid="002d5b74"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fo:font-weight="bold" officeooo:rsid="0015f795" officeooo:paragraph-rsid="00165d56"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style="italic" fo:font-weight="bold" officeooo:rsid="0015f795" officeooo:paragraph-rsid="002bc28b" style:font-size-asian="14pt" style:font-style-asian="italic" style:font-weight-asian="bold" style:font-size-complex="14pt" style:font-style-complex="italic" style:font-weight-complex="bold"/>
    </style:style>
    <style:style style:name="P48" style:family="paragraph" style:parent-style-name="Standard">
      <style:text-properties fo:font-size="14pt" fo:font-style="italic" fo:font-weight="bold" officeooo:rsid="0015f795" officeooo:paragraph-rsid="002d5b74" style:font-size-asian="14pt" style:font-style-asian="italic" style:font-weight-asian="bold" style:font-size-complex="14pt" style:font-style-complex="italic" style:font-weight-complex="bold"/>
    </style:style>
    <style:style style:name="P49" style:family="paragraph" style:parent-style-name="Standard">
      <style:text-properties fo:font-size="14pt" fo:font-style="italic" fo:font-weight="bold" officeooo:rsid="0015f795" officeooo:paragraph-rsid="003881dc" style:font-size-asian="14pt" style:font-style-asian="italic" style:font-weight-asian="bold" style:font-size-complex="14pt" style:font-style-complex="italic" style:font-weight-complex="bold"/>
    </style:style>
    <style:style style:name="P50" style:family="paragraph" style:parent-style-name="Standard">
      <style:text-properties fo:font-size="14pt" fo:font-style="italic" fo:font-weight="bold" officeooo:rsid="0015f795" officeooo:paragraph-rsid="003d0fa5" style:font-size-asian="14pt" style:font-style-asian="italic" style:font-weight-asian="bold" style:font-size-complex="14pt" style:font-style-complex="italic" style:font-weight-complex="bold"/>
    </style:style>
    <style:style style:name="P51" style:family="paragraph" style:parent-style-name="Standard">
      <style:text-properties fo:font-size="14pt" fo:font-style="italic" fo:font-weight="bold" officeooo:rsid="0015f795" officeooo:paragraph-rsid="003ebbf8" style:font-size-asian="14pt" style:font-style-asian="italic" style:font-weight-asian="bold" style:font-size-complex="14pt" style:font-style-complex="italic" style:font-weight-complex="bold"/>
    </style:style>
    <style:style style:name="P52" style:family="paragraph" style:parent-style-name="Standard">
      <style:text-properties fo:font-size="14pt" fo:font-style="italic" fo:font-weight="bold" officeooo:rsid="0015f795" officeooo:paragraph-rsid="0044fc9f" style:font-size-asian="14pt" style:font-style-asian="italic" style:font-weight-asian="bold" style:font-size-complex="14pt" style:font-style-complex="italic" style:font-weight-complex="bold"/>
    </style:style>
    <style:style style:name="P53" style:family="paragraph" style:parent-style-name="Standard">
      <style:text-properties fo:font-size="14pt" fo:font-style="italic" fo:font-weight="bold" officeooo:rsid="0015f795" officeooo:paragraph-rsid="004657c0" style:font-size-asian="14pt" style:font-style-asian="italic" style:font-weight-asian="bold" style:font-size-complex="14pt" style:font-style-complex="italic" style:font-weight-complex="bold"/>
    </style:style>
    <style:style style:name="P54" style:family="paragraph" style:parent-style-name="Standard">
      <style:text-properties fo:font-size="14pt" fo:font-style="italic" fo:font-weight="bold" officeooo:rsid="0015f795" officeooo:paragraph-rsid="004746ad" style:font-size-asian="14pt" style:font-style-asian="italic" style:font-weight-asian="bold" style:font-size-complex="14pt" style:font-style-complex="italic" style:font-weight-complex="bold"/>
    </style:style>
    <style:style style:name="P55" style:family="paragraph" style:parent-style-name="Standard">
      <style:text-properties fo:font-size="14pt" fo:font-style="italic" fo:font-weight="bold" officeooo:rsid="003881dc" officeooo:paragraph-rsid="00165d56" style:font-size-asian="14pt" style:font-style-asian="italic" style:font-weight-asian="bold" style:font-size-complex="14pt" style:font-style-complex="italic" style:font-weight-complex="bold"/>
    </style:style>
    <style:style style:name="P56" style:family="paragraph" style:parent-style-name="Standard">
      <style:text-properties fo:font-size="14pt" fo:font-weight="bold" officeooo:rsid="0015f795" officeooo:paragraph-rsid="003881dc" style:font-size-asian="14pt" style:font-weight-asian="bold" style:font-size-complex="14pt" style:font-weight-complex="bold"/>
    </style:style>
    <style:style style:name="P57" style:family="paragraph" style:parent-style-name="Standard">
      <style:text-properties fo:font-size="14pt" fo:font-weight="bold" officeooo:rsid="0015f795" officeooo:paragraph-rsid="003d0fa5" style:font-size-asian="14pt" style:font-weight-asian="bold" style:font-size-complex="14pt" style:font-weight-complex="bold"/>
    </style:style>
    <style:style style:name="P58" style:family="paragraph" style:parent-style-name="Standard">
      <style:text-properties fo:font-size="14pt" officeooo:rsid="00299849" officeooo:paragraph-rsid="00299849" style:font-size-asian="14pt" style:font-size-complex="14pt"/>
    </style:style>
    <style:style style:name="P59" style:family="paragraph" style:parent-style-name="Standard" style:list-style-name="L3">
      <style:text-properties fo:font-size="14pt" style:text-underline-style="solid" style:text-underline-width="auto" style:text-underline-color="font-color" officeooo:rsid="00299849" officeooo:paragraph-rsid="00299849" style:font-size-asian="14pt" style:font-size-complex="14pt"/>
    </style:style>
    <style:style style:name="P60" style:family="paragraph" style:parent-style-name="Standard">
      <style:text-properties fo:font-size="15pt" fo:font-style="italic" fo:font-weight="normal" officeooo:rsid="002d5b74" officeooo:paragraph-rsid="004657c0" style:font-size-asian="15pt" style:font-style-asian="italic" style:font-weight-asian="normal" style:font-size-complex="15pt" style:font-style-complex="italic" style:font-weight-complex="normal"/>
    </style:style>
    <style:style style:name="P61" style:family="paragraph" style:parent-style-name="Standard">
      <style:text-properties fo:font-size="15pt" fo:font-style="italic" fo:font-weight="normal" officeooo:rsid="004657c0" officeooo:paragraph-rsid="004657c0" style:font-size-asian="15pt" style:font-style-asian="italic" style:font-weight-asian="normal" style:font-size-complex="15pt" style:font-style-complex="italic" style:font-weight-complex="normal"/>
    </style:style>
    <style:style style:name="P62" style:family="paragraph" style:parent-style-name="Standard">
      <style:paragraph-properties fo:text-align="justify" style:justify-single-word="false"/>
      <style:text-properties fo:font-size="15pt" fo:font-weight="normal" officeooo:rsid="002d5b74" officeooo:paragraph-rsid="002d5b74" style:font-size-asian="15pt" style:font-weight-asian="normal" style:font-size-complex="15pt" style:font-weight-complex="normal"/>
    </style:style>
    <style:style style:name="P63" style:family="paragraph" style:parent-style-name="Standard" style:list-style-name="L1">
      <style:text-properties style:text-underline-style="solid" style:text-underline-width="auto" style:text-underline-color="font-color" officeooo:paragraph-rsid="002bc28b"/>
    </style:style>
    <style:style style:name="P64" style:family="paragraph" style:parent-style-name="Standard">
      <style:text-properties officeooo:paragraph-rsid="001e5795"/>
    </style:style>
    <style:style style:name="P65" style:family="paragraph" style:parent-style-name="Heading_20_2">
      <style:text-properties fo:font-size="18pt" style:text-underline-style="solid" style:text-underline-width="auto" style:text-underline-color="font-color" fo:font-weight="bold" officeooo:rsid="003480fc" officeooo:paragraph-rsid="003480fc" style:font-size-asian="18pt" style:font-weight-asian="bold" style:font-size-complex="18pt" style:font-weight-complex="bold"/>
    </style:style>
    <style:style style:name="P66" style:family="paragraph" style:parent-style-name="Heading_20_2">
      <style:paragraph-properties fo:text-align="start" style:justify-single-word="false"/>
      <style:text-properties fo:font-size="18pt" style:text-underline-style="solid" style:text-underline-width="auto" style:text-underline-color="font-color" officeooo:rsid="0036a58c" officeooo:paragraph-rsid="0036a58c" style:font-size-asian="18pt" style:font-size-complex="18pt"/>
    </style:style>
    <style:style style:name="P67" style:family="paragraph" style:parent-style-name="Heading_20_2">
      <style:paragraph-properties fo:text-align="justify" style:justify-single-word="false"/>
      <style:text-properties fo:font-size="18pt" style:text-underline-style="solid" style:text-underline-width="auto" style:text-underline-color="font-color" officeooo:rsid="003881dc" officeooo:paragraph-rsid="003881dc" style:font-size-asian="18pt" style:font-size-complex="18pt"/>
    </style:style>
    <style:style style:name="P68" style:family="paragraph" style:parent-style-name="Heading_20_2">
      <style:text-properties fo:font-size="18pt" style:text-underline-style="solid" style:text-underline-width="auto" style:text-underline-color="font-color" officeooo:rsid="004657c0" officeooo:paragraph-rsid="004657c0" style:font-size-asian="18pt" style:font-size-complex="18pt"/>
    </style:style>
    <style:style style:name="P69" style:family="paragraph" style:parent-style-name="Preformatted_20_Text">
      <style:text-properties style:font-name="Liberation Serif" fo:font-size="14pt" fo:font-style="italic" fo:font-weight="normal" officeooo:rsid="0015f795" officeooo:paragraph-rsid="00165d56" style:font-size-asian="14pt" style:font-style-asian="italic" style:font-weight-asian="normal" style:font-size-complex="14pt" style:font-style-complex="italic" style:font-weight-complex="normal"/>
    </style:style>
    <style:style style:name="P70" style:family="paragraph" style:parent-style-name="Preformatted_20_Text">
      <style:paragraph-properties fo:text-align="justify" style:justify-single-word="false"/>
      <style:text-properties style:font-name="Liberation Serif" fo:font-size="14pt" fo:font-style="italic" style:text-underline-style="none" fo:font-weight="normal" officeooo:rsid="0015f795" officeooo:paragraph-rsid="003b5ed4" fo:background-color="#fff200" style:font-size-asian="14pt" style:font-style-asian="italic" style:font-weight-asian="normal" style:font-size-complex="14pt" style:font-style-complex="italic" style:font-weight-complex="normal"/>
    </style:style>
    <style:style style:name="P71" style:family="paragraph" style:parent-style-name="Preformatted_20_Text">
      <style:text-properties style:font-name="Liberation Serif" fo:font-size="14pt" fo:font-weight="normal" officeooo:paragraph-rsid="003b5ed4" style:font-size-asian="14pt" style:font-weight-asian="normal" style:font-size-complex="14pt" style:font-weight-complex="normal"/>
    </style:style>
    <style:style style:name="P72" style:family="paragraph" style:parent-style-name="Preformatted_20_Text">
      <style:text-properties style:font-name="Liberation Serif" fo:font-size="14pt" fo:font-style="normal" fo:font-weight="normal" officeooo:rsid="0015f795" officeooo:paragraph-rsid="003b5ed4" style:font-size-asian="14pt" style:font-style-asian="normal" style:font-weight-asian="normal" style:font-size-complex="14pt" style:font-style-complex="normal" style:font-weight-complex="normal"/>
    </style:style>
    <style:style style:name="P73" style:family="paragraph">
      <loext:graphic-properties draw:fill="none" draw:fill-color="#ffffff"/>
      <style:text-properties fo:font-size="12pt"/>
    </style:style>
    <style:style style:name="P74" style:family="paragraph">
      <loext:graphic-properties draw:fill="none" draw:fill-color="#ffffff"/>
    </style:style>
    <style:style style:name="P75" style:family="paragraph">
      <style:text-properties style:font-name="Liberation Serif2" fo:font-size="14pt" fo:font-style="italic" fo:font-weight="bold" style:font-size-asian="14pt" style:font-style-asian="italic" style:font-weight-asian="bold" style:font-name-complex="Liberation Serif2" style:font-size-complex="14pt" style:font-style-complex="italic" style:font-weight-complex="bold"/>
    </style:style>
    <style:style style:name="P76" style:family="paragraph">
      <loext:graphic-properties draw:fill="none" draw:fill-color="#ffffff"/>
      <style:text-properties style:font-name="Liberation Serif2" fo:font-size="14pt" fo:font-style="italic" fo:font-weight="bold" style:font-size-asian="14pt" style:font-style-asian="italic" style:font-weight-asian="bold" style:font-name-complex="Liberation Serif2" style:font-size-complex="14pt" style:font-style-complex="italic" style:font-weight-complex="bold"/>
    </style:style>
    <style:style style:name="P77" style:family="paragraph">
      <loext:graphic-properties draw:fill="none" draw:fill-color="#ffffff"/>
      <style:text-properties fo:font-size="12pt" style:font-size-asian="12pt" style:font-size-complex="12pt"/>
    </style:style>
    <style:style style:name="P78" style:family="paragraph">
      <style:text-properties style:font-name="Liberation Serif3" fo:font-size="14pt" style:font-size-asian="14pt" style:font-name-complex="Liberation Serif3" style:font-size-complex="14pt"/>
    </style:style>
    <style:style style:name="P79" style:family="paragraph">
      <loext:graphic-properties draw:fill="none" draw:fill-color="#ffffff"/>
      <style:text-properties style:font-name="Liberation Serif3" fo:font-size="14pt" style:font-size-asian="14pt" style:font-name-complex="Liberation Serif3" style:font-size-complex="14pt"/>
    </style:style>
    <style:style style:name="T1" style:family="text">
      <style:text-properties style:font-name="Liberation Serif1" officeooo:rsid="0015e8bb"/>
    </style:style>
    <style:style style:name="T2" style:family="text">
      <style:text-properties style:font-name="Liberation Serif1" officeooo:rsid="00165d56"/>
    </style:style>
    <style:style style:name="T3" style:family="text">
      <style:text-properties style:font-name="Liberation Serif1" fo:font-size="14pt" fo:font-style="italic" style:text-underline-style="none" fo:font-weight="bold" style:font-size-asian="14pt" style:font-style-asian="italic" style:font-weight-asian="bold" style:font-size-complex="14pt" style:font-style-complex="italic" style:font-weight-complex="bold"/>
    </style:style>
    <style:style style:name="T4" style:family="text">
      <style:text-properties style:font-name="Liberation Serif1" fo:font-size="14pt" fo:font-style="italic" style:text-underline-style="none" fo:font-weight="bold" officeooo:rsid="0015e8bb" style:font-size-asian="14pt" style:font-style-asian="italic" style:font-weight-asian="bold" style:font-size-complex="14pt" style:font-style-complex="italic" style:font-weight-complex="bold"/>
    </style:style>
    <style:style style:name="T5" style:family="text">
      <style:text-properties style:font-name="Liberation Serif1" fo:font-size="14pt" fo:font-style="italic" style:text-underline-style="none" fo:font-weight="bold" officeooo:rsid="00165d56" style:font-size-asian="14pt" style:font-style-asian="italic" style:font-weight-asian="bold" style:font-size-complex="14pt" style:font-style-complex="italic" style:font-weight-complex="bold"/>
    </style:style>
    <style:style style:name="T6" style:family="text">
      <style:text-properties style:font-name="Liberation Serif1" fo:font-size="14pt" fo:font-style="italic" style:text-underline-style="none" officeooo:rsid="0015e8bb" style:font-size-asian="14pt" style:font-style-asian="italic" style:font-size-complex="14pt" style:font-style-complex="italic"/>
    </style:style>
    <style:style style:name="T7" style:family="text">
      <style:text-properties style:font-name="Liberation Serif1" fo:font-size="14pt" fo:font-style="italic" fo:font-weight="bold" officeooo:rsid="00165d56" style:font-size-asian="14pt" style:font-style-asian="italic" style:font-weight-asian="bold" style:font-size-complex="14pt" style:font-style-complex="italic" style:font-weight-complex="bold"/>
    </style:style>
    <style:style style:name="T8" style:family="text">
      <style:text-properties style:font-name="Liberation Serif1" fo:font-size="14pt" fo:font-style="italic" fo:font-weight="bold" officeooo:rsid="00299849" style:font-size-asian="14pt" style:font-style-asian="italic" style:font-weight-asian="bold" style:font-size-complex="14pt" style:font-style-complex="italic" style:font-weight-complex="bold"/>
    </style:style>
    <style:style style:name="T9" style:family="text">
      <style:text-properties style:font-name="Liberation Serif1" fo:font-size="14pt" fo:font-style="italic" fo:font-weight="bold" officeooo:rsid="002bc28b" style:font-size-asian="14pt" style:font-style-asian="italic" style:font-weight-asian="bold" style:font-size-complex="14pt" style:font-style-complex="italic" style:font-weight-complex="bold"/>
    </style:style>
    <style:style style:name="T10" style:family="text">
      <style:text-properties style:font-name="Liberation Serif1" fo:font-size="14pt" fo:font-style="italic" fo:font-weight="bold" officeooo:rsid="0015e8bb" style:font-size-asian="14pt" style:font-style-asian="italic" style:font-weight-asian="bold" style:font-size-complex="14pt" style:font-style-complex="italic" style:font-weight-complex="bold"/>
    </style:style>
    <style:style style:name="T11" style:family="text">
      <style:text-properties style:font-name="Liberation Serif1" fo:font-size="14pt" fo:font-style="italic" fo:font-weight="bold" officeooo:rsid="002d55fc" style:font-size-asian="14pt" style:font-style-asian="italic" style:font-weight-asian="bold" style:font-size-complex="14pt" style:font-style-complex="italic" style:font-weight-complex="bold"/>
    </style:style>
    <style:style style:name="T12" style:family="text">
      <style:text-properties style:font-name="Liberation Serif1" fo:font-size="14pt" fo:font-style="italic" fo:font-weight="bold" officeooo:rsid="003d0fa5" style:font-size-asian="14pt" style:font-style-asian="italic" style:font-weight-asian="bold" style:font-size-complex="14pt" style:font-style-complex="italic" style:font-weight-complex="bold"/>
    </style:style>
    <style:style style:name="T13" style:family="text">
      <style:text-properties style:font-name="Liberation Serif1" fo:font-size="14pt" fo:font-style="italic" fo:font-weight="bold" officeooo:rsid="0015e8bb" fo:background-color="#fff200" loext:char-shading-value="0" style:font-size-asian="14pt" style:font-style-asian="italic" style:font-weight-asian="bold" style:font-size-complex="14pt" style:font-style-complex="italic" style:font-weight-complex="bold"/>
    </style:style>
    <style:style style:name="T14" style:family="text">
      <style:text-properties style:font-name="Liberation Serif1" fo:font-size="14pt" fo:font-style="italic" style:text-underline-style="solid" style:text-underline-width="auto" style:text-underline-color="font-color" fo:font-weight="bold" officeooo:rsid="00299849" style:font-size-asian="14pt" style:font-style-asian="italic" style:font-weight-asian="bold" style:font-size-complex="14pt" style:font-style-complex="italic" style:font-weight-complex="bold"/>
    </style:style>
    <style:style style:name="T15" style:family="text">
      <style:text-properties style:font-name="Liberation Serif1" fo:font-size="14pt" fo:font-style="italic" style:text-underline-style="solid" style:text-underline-width="auto" style:text-underline-color="font-color" fo:font-weight="bold" officeooo:rsid="00165d56" style:font-size-asian="14pt" style:font-style-asian="italic" style:font-weight-asian="bold" style:font-size-complex="14pt" style:font-style-complex="italic" style:font-weight-complex="bold"/>
    </style:style>
    <style:style style:name="T16" style:family="text">
      <style:text-properties style:font-name="Liberation Serif1" fo:font-size="14pt" fo:font-style="italic" style:text-underline-style="solid" style:text-underline-width="auto" style:text-underline-color="font-color" fo:font-weight="bold" officeooo:rsid="002bc28b" style:font-size-asian="14pt" style:font-style-asian="italic" style:font-weight-asian="bold" style:font-size-complex="14pt" style:font-style-complex="italic" style:font-weight-complex="bold"/>
    </style:style>
    <style:style style:name="T17" style:family="text">
      <style:text-properties style:font-name="Liberation Serif1" fo:font-size="14pt" fo:font-style="italic" style:text-underline-style="solid" style:text-underline-width="auto" style:text-underline-color="font-color" fo:font-weight="bold" officeooo:rsid="002d55fc" style:font-size-asian="14pt" style:font-style-asian="italic" style:font-weight-asian="bold" style:font-size-complex="14pt" style:font-style-complex="italic" style:font-weight-complex="bold"/>
    </style:style>
    <style:style style:name="T18" style:family="text">
      <style:text-properties style:font-name="Liberation Serif1" fo:font-size="14pt" style:text-underline-style="none" officeooo:rsid="0015e8bb" style:font-size-asian="14pt" style:font-size-complex="14pt"/>
    </style:style>
    <style:style style:name="T19" style:family="text">
      <style:text-properties style:font-name="Liberation Serif1" fo:font-size="14pt" style:font-size-asian="14pt" style:font-size-complex="14pt"/>
    </style:style>
    <style:style style:name="T20" style:family="text">
      <style:text-properties style:font-name="Liberation Serif1" fo:font-size="14pt" officeooo:rsid="002d55fc" style:font-size-asian="14pt" style:font-size-complex="14pt"/>
    </style:style>
    <style:style style:name="T21" style:family="text">
      <style:text-properties style:font-name="Liberation Serif1" fo:font-size="14pt" officeooo:rsid="0055ef92" style:font-size-asian="14pt" style:font-size-complex="14pt"/>
    </style:style>
    <style:style style:name="T22" style:family="text">
      <style:text-properties style:font-name="Liberation Serif1" fo:font-size="14pt" fo:font-style="normal" style:text-underline-style="none" style:font-size-asian="14pt" style:font-style-asian="normal" style:font-size-complex="14pt" style:font-style-complex="normal"/>
    </style:style>
    <style:style style:name="T23" style:family="text">
      <style:text-properties style:font-name="Liberation Serif1" fo:font-size="14pt" fo:font-style="normal" style:text-underline-style="none" officeooo:rsid="00165d56" style:font-size-asian="14pt" style:font-style-asian="normal" style:font-size-complex="14pt" style:font-style-complex="normal"/>
    </style:style>
    <style:style style:name="T24" style:family="text">
      <style:text-properties style:font-name="Liberation Serif1" fo:font-size="14pt" fo:font-style="normal" style:text-underline-style="none" officeooo:rsid="00305b0e" style:font-size-asian="14pt" style:font-style-asian="normal" style:font-size-complex="14pt" style:font-style-complex="normal"/>
    </style:style>
    <style:style style:name="T25" style:family="text">
      <style:text-properties style:font-name="Liberation Serif1" fo:font-size="22pt" fo:font-style="italic" style:text-underline-style="none" officeooo:rsid="0015e8bb" style:font-size-asian="22pt" style:font-style-asian="italic" style:font-size-complex="22pt" style:font-style-complex="italic"/>
    </style:style>
    <style:style style:name="T26" style:family="text">
      <style:text-properties style:font-name="Liberation Serif1" fo:font-size="22pt" fo:font-style="italic" fo:font-weight="bold" officeooo:rsid="0015e8bb" style:font-size-asian="22pt" style:font-style-asian="italic" style:font-weight-asian="bold" style:font-size-complex="22pt" style:font-style-complex="italic" style:font-weight-complex="bold"/>
    </style:style>
    <style:style style:name="T27" style:family="text">
      <style:text-properties style:font-name="Liberation Serif1" fo:font-size="22pt" fo:font-style="italic" fo:font-weight="bold" officeooo:rsid="0015e8bb" fo:background-color="#fff200" loext:char-shading-value="0" style:font-size-asian="22pt" style:font-style-asian="italic" style:font-weight-asian="bold" style:font-size-complex="22pt" style:font-style-complex="italic" style:font-weight-complex="bold"/>
    </style:style>
    <style:style style:name="T28" style:family="text">
      <style:text-properties style:font-name="Liberation Serif1" fo:font-size="22pt" style:text-underline-style="none" officeooo:rsid="0015e8bb" style:font-size-asian="22pt" style:font-size-complex="22pt"/>
    </style:style>
    <style:style style:name="T29" style:family="text">
      <style:text-properties style:font-name="Liberation Serif1" style:text-underline-style="none"/>
    </style:style>
    <style:style style:name="T30" style:family="text">
      <style:text-properties style:font-name="Liberation Serif1" style:text-underline-style="none" officeooo:rsid="0015e8bb"/>
    </style:style>
    <style:style style:name="T31" style:family="text">
      <style:text-properties style:font-name="Liberation Serif1" style:text-underline-style="none" officeooo:rsid="003f7c52"/>
    </style:style>
    <style:style style:name="T32" style:family="text">
      <style:text-properties style:font-name="Liberation Serif1" fo:font-style="italic" style:text-underline-style="none" fo:font-weight="bold" officeooo:rsid="0036a58c" fo:background-color="#ffffff" loext:char-shading-value="0" style:font-style-asian="italic" style:font-weight-asian="bold" style:font-style-complex="italic" style:font-weight-complex="bold"/>
    </style:style>
    <style:style style:name="T33" style:family="text">
      <style:text-properties style:font-name="Liberation Serif1" fo:font-style="italic" officeooo:rsid="0015e8bb" style:font-name-asian="Liberation Serif1" style:font-style-asian="italic" style:font-name-complex="Liberation Serif1" style:font-style-complex="italic"/>
    </style:style>
    <style:style style:name="T34" style:family="text">
      <style:text-properties style:font-name="Liberation Serif1" fo:font-style="italic" officeooo:rsid="0015e8bb" style:font-style-asian="italic" style:font-style-complex="italic"/>
    </style:style>
    <style:style style:name="T35" style:family="text">
      <style:text-properties style:font-name="Liberation Serif1" fo:font-style="italic" officeooo:rsid="00165d56" style:font-style-asian="italic" style:font-style-complex="italic"/>
    </style:style>
    <style:style style:name="T36" style:family="text">
      <style:text-properties style:font-name="Liberation Serif1" fo:font-style="italic" officeooo:rsid="003d0fa5" style:font-style-asian="italic" style:font-style-complex="italic"/>
    </style:style>
    <style:style style:name="T37" style:family="text">
      <style:text-properties style:font-name="Liberation Serif1" fo:font-style="italic" fo:font-weight="bold" style:font-style-asian="italic" style:font-weight-asian="bold" style:font-style-complex="italic" style:font-weight-complex="bold"/>
    </style:style>
    <style:style style:name="T38" style:family="text">
      <style:text-properties style:font-name="Liberation Serif1" style:font-name-asian="Noto Sans CJK SC" style:font-name-complex="Lohit Devanagari"/>
    </style:style>
    <style:style style:name="T39" style:family="text">
      <style:text-properties style:font-name="Liberation Serif1" officeooo:rsid="0015e8bb" style:font-name-asian="Liberation Serif1" style:font-name-complex="Liberation Serif1"/>
    </style:style>
    <style:style style:name="T40" style:family="text">
      <style:text-properties style:font-name="Liberation Serif1" officeooo:rsid="0022670b"/>
    </style:style>
    <style:style style:name="T41" style:family="text">
      <style:text-properties style:font-name="Liberation Serif1" officeooo:rsid="003d0fa5"/>
    </style:style>
    <style:style style:name="T42" style:family="text">
      <style:text-properties style:font-name="Liberation Serif" fo:font-size="14pt" fo:font-style="italic" style:text-underline-style="none" fo:font-weight="bold" officeooo:rsid="0015e8bb" fo:background-color="#ffffff" loext:char-shading-value="0" style:font-size-asian="14pt" style:font-style-asian="italic" style:font-weight-asian="bold" style:font-size-complex="14pt" style:font-style-complex="italic" style:font-weight-complex="bold"/>
    </style:style>
    <style:style style:name="T43" style:family="text">
      <style:text-properties style:font-name="Liberation Serif" fo:font-size="14pt" fo:font-style="italic" style:text-underline-style="none" style:font-size-asian="14pt" style:font-style-asian="italic" style:font-size-complex="14pt" style:font-style-complex="italic"/>
    </style:style>
    <style:style style:name="T44" style:family="text">
      <style:text-properties style:font-name="Liberation Serif" fo:font-size="14pt" fo:font-style="italic" style:text-underline-style="none" officeooo:rsid="0015e8bb" style:font-size-asian="14pt" style:font-style-asian="italic" style:font-size-complex="14pt" style:font-style-complex="italic"/>
    </style:style>
    <style:style style:name="T45" style:family="text">
      <style:text-properties style:font-name="Liberation Serif" fo:font-size="14pt" fo:font-style="italic" style:text-underline-style="none" officeooo:rsid="001a4b15" style:font-size-asian="14pt" style:font-style-asian="italic" style:font-size-complex="14pt" style:font-style-complex="italic"/>
    </style:style>
    <style:style style:name="T46" style:family="text">
      <style:text-properties style:font-name="Liberation Serif" fo:font-size="14pt" fo:font-style="italic" style:text-underline-style="none" officeooo:rsid="0015e8bb" fo:background-color="#ffffff" loext:char-shading-value="0" style:font-size-asian="14pt" style:font-style-asian="italic" style:font-size-complex="14pt" style:font-style-complex="italic"/>
    </style:style>
    <style:style style:name="T47" style:family="text">
      <style:text-properties style:font-name="Liberation Serif" fo:font-size="14pt" fo:font-style="italic" fo:font-weight="bold" officeooo:rsid="0015e8bb" style:font-size-asian="14pt" style:font-style-asian="italic" style:font-weight-asian="bold" style:font-size-complex="14pt" style:font-style-complex="italic" style:font-weight-complex="bold"/>
    </style:style>
    <style:style style:name="T48" style:family="text">
      <style:text-properties style:font-name="Liberation Serif" fo:font-size="14pt" fo:font-style="italic" fo:font-weight="bold" officeooo:rsid="0015e8bb" fo:background-color="#fff200" loext:char-shading-value="0" style:font-size-asian="14pt" style:font-style-asian="italic" style:font-weight-asian="bold" style:font-size-complex="14pt" style:font-style-complex="italic" style:font-weight-complex="bold"/>
    </style:style>
    <style:style style:name="T49" style:family="text">
      <style:text-properties style:font-name="Liberation Serif" fo:font-size="14pt" style:text-underline-style="none" officeooo:rsid="0015e8bb" style:font-size-asian="14pt" style:font-size-complex="14pt"/>
    </style:style>
    <style:style style:name="T50" style:family="text">
      <style:text-properties style:font-name="Liberation Serif" fo:font-size="14pt" style:text-underline-style="none" officeooo:rsid="0020ff08" style:font-size-asian="14pt" style:font-size-complex="14pt"/>
    </style:style>
    <style:style style:name="T51" style:family="text">
      <style:text-properties style:font-name="Liberation Serif" fo:font-size="14pt" style:text-underline-style="none" officeooo:rsid="003d0fa5" style:font-size-asian="14pt" style:font-size-complex="14pt"/>
    </style:style>
    <style:style style:name="T52" style:family="text">
      <style:text-properties style:font-name="Liberation Serif" fo:font-size="14pt" style:text-underline-style="none" officeooo:rsid="0015e8bb" fo:background-color="#ffffff" loext:char-shading-value="0" style:font-size-asian="14pt" style:font-size-complex="14pt"/>
    </style:style>
    <style:style style:name="T53" style:family="text">
      <style:text-properties style:font-name="Liberation Serif" fo:font-size="14pt" style:text-underline-style="none" fo:background-color="#ffffff" loext:char-shading-value="0" style:font-size-asian="14pt" style:font-size-complex="14pt"/>
    </style:style>
    <style:style style:name="T54" style:family="text">
      <style:text-properties style:font-name="Liberation Serif" fo:font-size="14pt" officeooo:rsid="0015e8bb" style:font-size-asian="14pt" style:font-size-complex="14pt"/>
    </style:style>
    <style:style style:name="T55" style:family="text">
      <style:text-properties style:font-name="Liberation Serif" fo:font-style="italic" style:text-underline-style="none" fo:font-weight="bold" officeooo:rsid="0015e8bb" fo:background-color="#ffffff" loext:char-shading-value="0" style:font-size-asian="15pt" style:font-style-asian="italic" style:font-weight-asian="bold" style:font-style-complex="italic" style:font-weight-complex="bold"/>
    </style:style>
    <style:style style:name="T56" style:family="text">
      <style:text-properties style:font-name="Liberation Serif" style:text-underline-style="none" fo:background-color="#ffffff" loext:char-shading-value="0"/>
    </style:style>
    <style:style style:name="T57" style:family="text">
      <style:text-properties style:font-name="Liberation Serif" officeooo:rsid="0015e8bb" style:font-size-asian="15pt"/>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officeooo:rsid="003881dc"/>
    </style:style>
    <style:style style:name="T60" style:family="text">
      <style:text-properties style:text-underline-style="none"/>
    </style:style>
    <style:style style:name="T61" style:family="text">
      <style:text-properties style:text-underline-style="none" fo:font-weight="bold" style:font-weight-asian="bold" style:font-weight-complex="bold"/>
    </style:style>
    <style:style style:name="T62" style:family="text">
      <style:text-properties style:text-underline-style="none" officeooo:rsid="003f7c52"/>
    </style:style>
    <style:style style:name="T63" style:family="text">
      <style:text-properties style:text-underline-style="none" officeooo:rsid="004b8342"/>
    </style:style>
    <style:style style:name="T64" style:family="text">
      <style:text-properties style:text-underline-style="none" officeooo:rsid="004e62fc"/>
    </style:style>
    <style:style style:name="T65" style:family="text">
      <style:text-properties style:text-underline-style="none" officeooo:rsid="001a4b15"/>
    </style:style>
    <style:style style:name="T66" style:family="text">
      <style:text-properties fo:font-weight="bold" style:font-weight-asian="bold" style:font-weight-complex="bold"/>
    </style:style>
    <style:style style:name="T67" style:family="text">
      <style:text-properties fo:font-weight="bold" officeooo:rsid="005ce48c" style:font-weight-asian="bold" style:font-weight-complex="bold"/>
    </style:style>
    <style:style style:name="T68" style:family="text">
      <style:text-properties fo:font-size="14pt" fo:font-style="italic" fo:font-weight="bold" officeooo:rsid="0015e8bb"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15e8bb" fo:background-color="#fff200" loext:char-shading-value="0" style:font-size-asian="14pt" style:font-style-asian="italic" style:font-weight-asian="bold" style:font-size-complex="14pt" style:font-style-complex="italic" style:font-weight-complex="bold"/>
    </style:style>
    <style:style style:name="T70" style:family="text">
      <style:text-properties fo:font-size="14pt" fo:font-style="italic" style:text-underline-style="none" officeooo:rsid="0015e8bb" style:font-size-asian="14pt" style:font-style-asian="italic" style:font-size-complex="14pt" style:font-style-complex="italic"/>
    </style:style>
    <style:style style:name="T71" style:family="text">
      <style:text-properties fo:font-size="14pt" style:text-underline-style="none" officeooo:rsid="0015e8bb" style:font-size-asian="14pt" style:font-size-complex="14pt"/>
    </style:style>
    <style:style style:name="T72" style:family="text">
      <style:text-properties fo:font-size="20pt" style:text-underline-style="solid" style:text-underline-width="auto" style:text-underline-color="font-color" fo:font-weight="bold" officeooo:rsid="0017f9bf" style:font-size-asian="20pt" style:font-weight-asian="bold" style:font-size-complex="20pt" style:font-weight-complex="bold"/>
    </style:style>
    <style:style style:name="T73" style:family="text">
      <style:text-properties fo:font-size="20pt" style:text-underline-style="solid" style:text-underline-width="auto" style:text-underline-color="font-color" fo:font-weight="bold" officeooo:rsid="00299849" style:font-size-asian="20pt" style:font-weight-asian="bold" style:font-size-complex="20pt" style:font-weight-complex="bold"/>
    </style:style>
    <style:style style:name="T74" style:family="text">
      <style:text-properties fo:font-size="20pt" style:text-underline-style="solid" style:text-underline-width="auto" style:text-underline-color="font-color" officeooo:rsid="002d55fc" style:font-size-asian="20pt" style:font-size-complex="20pt"/>
    </style:style>
    <style:style style:name="T75" style:family="text">
      <style:text-properties style:font-name="Liberation Serif1" officeooo:rsid="001f48fe" style:font-name-asian="Liberation Serif1" style:font-name-complex="Liberation Serif1"/>
    </style:style>
    <style:style style:name="T76" style:family="text">
      <style:text-properties style:font-name="Liberation Serif1" officeooo:rsid="0020f38b" style:font-name-asian="Liberation Serif1" style:font-name-complex="Liberation Serif1"/>
    </style:style>
    <style:style style:name="T77" style:family="text">
      <style:text-properties style:font-name="Liberation Serif1" fo:font-size="14pt" fo:font-style="normal" style:text-underline-style="none" fo:font-weight="normal" officeooo:rsid="002d5b74" style:font-size-asian="14pt" style:font-style-asian="normal" style:font-weight-asian="normal" style:font-size-complex="14pt" style:font-style-complex="normal" style:font-weight-complex="normal"/>
    </style:style>
    <style:style style:name="T78" style:family="text">
      <style:text-properties style:font-name="Liberation Serif1" style:text-underline-style="none" officeooo:rsid="001d82ad" style:font-name-asian="Liberation Serif1" style:font-name-complex="Liberation Serif1"/>
    </style:style>
    <style:style style:name="T79" style:family="text">
      <style:text-properties style:font-name="Liberation Serif1" fo:font-size="15pt" fo:font-style="italic" style:text-underline-style="none" fo:font-weight="bold" officeooo:rsid="001d82ad" style:font-name-asian="Liberation Serif1" style:font-size-asian="15pt" style:font-style-asian="italic" style:font-weight-asian="bold" style:font-name-complex="Liberation Serif1" style:font-size-complex="15pt" style:font-style-complex="italic" style:font-weight-complex="bold"/>
    </style:style>
    <style:style style:name="T80" style:family="text">
      <style:text-properties style:font-name="Liberation Serif1" fo:font-size="15pt" fo:font-style="italic" style:text-underline-style="none" fo:font-weight="bold" officeooo:rsid="001d82ad" fo:background-color="#fff200" loext:char-shading-value="0" style:font-name-asian="Liberation Serif1" style:font-size-asian="15pt" style:font-style-asian="italic" style:font-weight-asian="bold" style:font-name-complex="Liberation Serif1" style:font-size-complex="15pt" style:font-style-complex="italic" style:font-weight-complex="bold"/>
    </style:style>
    <style:style style:name="T81" style:family="text">
      <style:text-properties style:font-name="Liberation Serif1" fo:font-style="italic" officeooo:rsid="001f48fe" style:font-name-asian="Liberation Serif1" style:font-style-asian="italic" style:font-name-complex="Liberation Serif1" style:font-style-complex="italic"/>
    </style:style>
    <style:style style:name="T82" style:family="text">
      <style:text-properties style:font-name="Liberation Serif1" fo:font-style="italic" officeooo:rsid="0020f38b" style:font-name-asian="Liberation Serif1" style:font-style-asian="italic" style:font-name-complex="Liberation Serif1" style:font-style-complex="italic"/>
    </style:style>
    <style:style style:name="T83" style:family="text">
      <style:text-properties style:font-name="Liberation Serif1" fo:font-style="italic" officeooo:rsid="0020ff08" style:font-style-asian="italic" style:font-style-complex="italic"/>
    </style:style>
    <style:style style:name="T84" style:family="text">
      <style:text-properties style:font-name="Liberation Serif1" fo:font-style="italic" officeooo:rsid="00214f65" style:font-style-asian="italic" style:font-style-complex="italic"/>
    </style:style>
    <style:style style:name="T85" style:family="text">
      <style:text-properties style:font-name="Liberation Serif1" fo:font-style="italic" officeooo:rsid="002d5b74" style:font-style-asian="italic" style:font-style-complex="italic"/>
    </style:style>
    <style:style style:name="T86" style:family="text">
      <style:text-properties style:font-name="Liberation Serif1" fo:font-style="italic" officeooo:rsid="0044fc9f" style:font-style-asian="italic" style:font-style-complex="italic"/>
    </style:style>
    <style:style style:name="T87" style:family="text">
      <style:text-properties style:font-name="Liberation Serif1" fo:font-style="italic" fo:font-weight="normal" officeooo:rsid="002d5b74" style:font-style-asian="italic" style:font-weight-asian="normal" style:font-style-complex="italic" style:font-weight-complex="normal"/>
    </style:style>
    <style:style style:name="T88" style:family="text">
      <style:text-properties style:font-name="Liberation Serif1" officeooo:rsid="0020ff08"/>
    </style:style>
    <style:style style:name="T89" style:family="text">
      <style:text-properties style:font-name="Liberation Serif1" officeooo:rsid="00214f65"/>
    </style:style>
    <style:style style:name="T90" style:family="text">
      <style:text-properties style:font-name="Liberation Serif1" fo:font-weight="normal" officeooo:rsid="00214f65" style:font-weight-asian="normal" style:font-weight-complex="normal"/>
    </style:style>
    <style:style style:name="T91" style:family="text">
      <style:text-properties style:font-name="Liberation Serif1" fo:font-weight="normal" officeooo:rsid="002d5b74" style:font-weight-asian="normal" style:font-weight-complex="normal"/>
    </style:style>
    <style:style style:name="T92" style:family="text">
      <style:text-properties style:font-name="Liberation Serif1" fo:font-style="normal" fo:font-weight="normal" officeooo:rsid="004746ad" style:font-name-asian="Liberation Serif1" style:font-style-asian="normal" style:font-weight-asian="normal" style:font-name-complex="Liberation Serif1" style:font-style-complex="normal" style:font-weight-complex="normal"/>
    </style:style>
    <style:style style:name="T93" style:family="text">
      <style:text-properties style:font-name="Liberation Serif1" fo:font-style="normal" fo:font-weight="normal" officeooo:rsid="0020f38b" style:font-name-asian="Liberation Serif1" style:font-style-asian="normal" style:font-weight-asian="normal" style:font-name-complex="Liberation Serif1" style:font-style-complex="normal" style:font-weight-complex="normal"/>
    </style:style>
    <style:style style:name="T94" style:family="text">
      <style:text-properties style:font-name="Liberation Serif1" officeooo:rsid="002d5b74"/>
    </style:style>
    <style:style style:name="T95" style:family="text">
      <style:text-properties style:font-name="Liberation Serif1" officeooo:rsid="003ebbf8"/>
    </style:style>
    <style:style style:name="T96" style:family="text">
      <style:text-properties style:font-name="Liberation Serif1" officeooo:rsid="0044fc9f"/>
    </style:style>
    <style:style style:name="T97" style:family="text">
      <style:text-properties fo:font-size="15pt" style:text-underline-style="none" officeooo:rsid="0036a58c" style:font-size-asian="15pt" style:font-size-complex="15pt"/>
    </style:style>
    <style:style style:name="T98" style:family="text">
      <style:text-properties fo:font-size="15pt" style:text-underline-style="none" officeooo:rsid="0036aef0" style:font-size-asian="15pt" style:font-size-complex="15pt"/>
    </style:style>
    <style:style style:name="T99" style:family="text">
      <style:text-properties fo:font-size="15pt" style:text-underline-style="none" officeooo:rsid="003881dc" style:font-size-asian="15pt" style:font-size-complex="15pt"/>
    </style:style>
    <style:style style:name="T100" style:family="text">
      <style:text-properties fo:font-size="15pt" style:text-underline-style="none" fo:font-weight="normal" style:font-size-asian="13.1000003814697pt" style:font-weight-asian="normal" style:font-size-complex="15pt" style:font-weight-complex="normal"/>
    </style:style>
    <style:style style:name="T101" style:family="text">
      <style:text-properties fo:font-size="15pt" style:text-underline-style="none" fo:font-weight="normal" officeooo:rsid="0017f9bf" style:font-size-asian="15pt" style:font-weight-asian="normal" style:font-size-complex="15pt" style:font-weight-complex="normal"/>
    </style:style>
    <style:style style:name="T102" style:family="text">
      <style:text-properties fo:font-size="15pt" style:text-underline-style="none" officeooo:rsid="004657c0" style:font-size-asian="13.1000003814697pt" style:font-size-complex="15pt"/>
    </style:style>
    <style:style style:name="T103" style:family="text">
      <style:text-properties fo:font-size="15pt" fo:font-style="italic" style:text-underline-style="none" fo:font-weight="bold" officeooo:rsid="00299849" style:font-size-asian="13.1000003814697pt" style:font-style-asian="italic" style:font-weight-asian="bold" style:font-size-complex="15pt" style:font-style-complex="italic" style:font-weight-complex="bold"/>
    </style:style>
    <style:style style:name="T104" style:family="text">
      <style:text-properties fo:font-size="15pt" fo:font-style="italic" style:text-underline-style="none" fo:font-weight="bold" officeooo:rsid="003d0fa5" style:font-size-asian="13.1000003814697pt" style:font-style-asian="italic" style:font-weight-asian="bold" style:font-size-complex="15pt" style:font-style-complex="italic" style:font-weight-complex="bold"/>
    </style:style>
    <style:style style:name="T105" style:family="text">
      <style:text-properties fo:font-size="15pt" officeooo:rsid="004657c0" style:font-size-asian="13.1000003814697pt" style:font-size-complex="15pt"/>
    </style:style>
    <style:style style:name="T106" style:family="text">
      <style:text-properties style:text-position="super 58%" style:font-name="Liberation Serif" fo:font-size="14pt" fo:font-style="italic" style:text-underline-style="none" officeooo:rsid="001e5795" style:font-size-asian="14pt" style:font-style-asian="italic" style:font-size-complex="14pt" style:font-style-complex="italic"/>
    </style:style>
    <style:style style:name="T107" style:family="text">
      <style:text-properties style:text-position="super 58%" style:font-name="Liberation Serif1" officeooo:rsid="001f48fe"/>
    </style:style>
    <style:style style:name="T108" style:family="text">
      <style:text-properties style:text-position="super 58%" officeooo:rsid="003921c3"/>
    </style:style>
    <style:style style:name="T109" style:family="text">
      <style:text-properties style:text-position="super 58%" officeooo:rsid="0039860d"/>
    </style:style>
    <style:style style:name="T110" style:family="text">
      <style:text-properties style:text-position="0% 100%" style:font-name="Liberation Serif" fo:font-size="14pt" fo:font-style="italic" style:text-underline-style="none" style:font-size-asian="14pt" style:font-style-asian="italic" style:font-size-complex="14pt" style:font-style-complex="italic"/>
    </style:style>
    <style:style style:name="T111" style:family="text">
      <style:text-properties style:text-position="0% 100%" style:font-name="Liberation Serif" fo:font-size="14pt" fo:font-style="italic" style:text-underline-style="none" officeooo:rsid="001a4b15" style:font-size-asian="14pt" style:font-style-asian="italic" style:font-size-complex="14pt" style:font-style-complex="italic"/>
    </style:style>
    <style:style style:name="T112" style:family="text">
      <style:text-properties style:text-position="0% 100%" style:font-name="Liberation Serif" fo:font-size="14pt" style:text-underline-style="none" officeooo:rsid="003d0fa5" style:font-size-asian="14pt" style:font-size-complex="14pt"/>
    </style:style>
    <style:style style:name="T113" style:family="text">
      <style:text-properties style:text-position="0% 100%" officeooo:rsid="003d0fa5"/>
    </style:style>
    <style:style style:name="T114" style:family="text">
      <style:text-properties style:text-position="0% 100%" style:font-name="Liberation Serif1" officeooo:rsid="003d0fa5"/>
    </style:style>
    <style:style style:name="T115" style:family="text">
      <style:text-properties style:text-position="0% 100%" style:font-name="Liberation Serif1" fo:font-style="italic" officeooo:rsid="003d0fa5" style:font-style-asian="italic" style:font-style-complex="italic"/>
    </style:style>
    <style:style style:name="T116" style:family="text">
      <style:text-properties style:text-position="0% 100%" style:font-name="Liberation Serif1" officeooo:rsid="003ebbf8"/>
    </style:style>
    <style:style style:name="T117" style:family="text">
      <style:text-properties style:text-position="0% 100%" style:font-name="Liberation Serif1" fo:font-style="italic" officeooo:rsid="0044fc9f" style:font-style-asian="italic" style:font-style-complex="italic"/>
    </style:style>
    <style:style style:name="T118" style:family="text">
      <style:text-properties style:text-position="0% 100%" style:font-name="Liberation Serif1" officeooo:rsid="0044fc9f"/>
    </style:style>
    <style:style style:name="T119" style:family="text">
      <style:text-properties style:text-position="0% 100%" officeooo:rsid="003ebbf8"/>
    </style:style>
    <style:style style:name="T120" style:family="text">
      <style:text-properties style:text-position="0% 100%" style:font-name="Liberation Serif" fo:font-size="15pt" style:text-underline-style="none" fo:font-weight="normal" officeooo:rsid="004cddd7" style:font-size-asian="13.1000003814697pt" style:font-weight-asian="normal" style:font-size-complex="15pt" style:font-weight-complex="normal"/>
    </style:style>
    <style:style style:name="T121" style:family="text">
      <style:text-properties style:text-position="0% 100%" officeooo:rsid="004e62fc"/>
    </style:style>
    <style:style style:name="T122" style:family="text">
      <style:text-properties fo:font-style="normal" style:text-underline-style="none" officeooo:rsid="002d5b74" style:font-style-asian="normal" style:font-style-complex="normal"/>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officeooo:rsid="002d5b74" style:font-style-asian="normal" style:font-weight-asian="normal" style:font-style-complex="normal" style:font-weight-complex="normal"/>
    </style:style>
    <style:style style:name="T125" style:family="text">
      <style:text-properties fo:font-style="normal" style:text-underline-style="none" fo:font-weight="normal" officeooo:rsid="00635345" style:font-style-asian="normal" style:font-weight-asian="normal" style:font-style-complex="normal" style:font-weight-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36a58c" style:font-style-asian="normal" style:font-weight-asian="normal" style:font-style-complex="normal" style:font-weight-complex="normal"/>
    </style:style>
    <style:style style:name="T128" style:family="text">
      <style:text-properties style:text-position="sub 58%" style:font-name="Liberation Serif1" officeooo:rsid="002bc28b"/>
    </style:style>
    <style:style style:name="T129" style:family="text">
      <style:text-properties style:text-position="sub 58%" style:font-name="Liberation Serif1" fo:font-style="italic" officeooo:rsid="002bc28b" style:font-style-asian="italic" style:font-style-complex="italic"/>
    </style:style>
    <style:style style:name="T130" style:family="text">
      <style:text-properties style:text-position="sub 58%" officeooo:rsid="0039860d"/>
    </style:style>
    <style:style style:name="T131" style:family="text">
      <style:text-properties style:text-position="sub 58%" fo:font-style="normal" fo:font-weight="normal" officeooo:rsid="003d0fa5" style:font-style-asian="normal" style:font-weight-asian="normal" style:font-style-complex="normal" style:font-weight-complex="normal"/>
    </style:style>
    <style:style style:name="T132" style:family="text">
      <style:text-properties style:text-position="sub 58%" style:font-name="Liberation Serif" fo:font-size="14pt" style:text-underline-style="none" officeooo:rsid="003d0fa5" style:font-size-asian="14pt" style:font-size-complex="14pt"/>
    </style:style>
    <style:style style:name="T133" style:family="text">
      <style:text-properties style:text-position="sub 58%" officeooo:rsid="003d0fa5"/>
    </style:style>
    <style:style style:name="T134" style:family="text">
      <style:text-properties style:text-position="sub 58%" style:font-name="Liberation Serif1" officeooo:rsid="003ebbf8"/>
    </style:style>
    <style:style style:name="T135" style:family="text">
      <style:text-properties style:text-position="sub 58%" style:font-name="Liberation Serif1" fo:font-style="italic" officeooo:rsid="0044fc9f" style:font-style-asian="italic" style:font-style-complex="italic"/>
    </style:style>
    <style:style style:name="T136" style:family="text">
      <style:text-properties style:text-position="sub 58%" style:font-name="Liberation Serif1" officeooo:rsid="0044fc9f"/>
    </style:style>
    <style:style style:name="T137" style:family="text">
      <style:text-properties style:text-position="sub 58%" style:font-name="Liberation Serif" fo:font-size="15pt" style:text-underline-style="none" fo:font-weight="normal" officeooo:rsid="004cddd7" style:font-size-asian="13.1000003814697pt" style:font-weight-asian="normal" style:font-size-complex="15pt" style:font-weight-complex="normal"/>
    </style:style>
    <style:style style:name="T138" style:family="text">
      <style:text-properties style:text-position="sub 58%" fo:font-size="15pt" fo:font-style="italic" style:text-underline-style="none" fo:font-weight="bold" officeooo:rsid="003d0fa5" style:font-size-asian="13.1000003814697pt" style:font-style-asian="italic" style:font-weight-asian="bold" style:font-size-complex="15pt" style:font-style-complex="italic" style:font-weight-complex="bold"/>
    </style:style>
    <style:style style:name="T139" style:family="text">
      <style:text-properties fo:font-size="18pt" style:text-underline-style="solid" style:text-underline-width="auto" style:text-underline-color="font-color" officeooo:rsid="004657c0" style:font-size-asian="18pt" style:font-size-complex="18pt"/>
    </style:style>
    <style:style style:name="T140" style:family="text">
      <style:text-properties officeooo:rsid="00165d56"/>
    </style:style>
    <style:style style:name="T141" style:family="text">
      <style:text-properties officeooo:rsid="003b5ed4"/>
    </style:style>
    <style:style style:name="T142" style:family="text">
      <style:text-properties style:font-name="Liberation Serif" fo:font-size="15pt" style:text-underline-style="none" fo:font-weight="normal" style:font-size-asian="13.1000003814697pt" style:font-weight-asian="normal" style:font-size-complex="15pt" style:font-weight-complex="normal"/>
    </style:style>
    <style:style style:name="T143" style:family="text">
      <style:text-properties style:font-name="Liberation Serif" fo:font-size="15pt" style:text-underline-style="none" fo:font-weight="normal" officeooo:rsid="002a2941" style:font-size-asian="13.1000003814697pt" style:font-weight-asian="normal" style:font-size-complex="15pt" style:font-weight-complex="normal"/>
    </style:style>
    <style:style style:name="T144" style:family="text">
      <style:text-properties style:font-name="Liberation Serif" fo:font-size="15pt" style:text-underline-style="none" fo:font-weight="normal" officeooo:rsid="004cddd7" style:font-size-asian="13.1000003814697pt" style:font-weight-asian="normal" style:font-size-complex="15pt" style:font-weight-complex="normal"/>
    </style:style>
    <style:style style:name="T145" style:family="text">
      <style:text-properties officeooo:rsid="003d0fa5"/>
    </style:style>
    <style:style style:name="T146" style:family="text">
      <style:text-properties officeooo:rsid="003ebbf8"/>
    </style:style>
    <style:style style:name="T147" style:family="text">
      <style:text-properties officeooo:rsid="004cddd7"/>
    </style:style>
    <style:style style:name="T148" style:family="text">
      <style:text-properties officeooo:rsid="005ce48c"/>
    </style:style>
    <style:style style:name="T149" style:family="text">
      <style:text-properties fo:font-size="12pt"/>
    </style:style>
    <style:style style:name="T150" style:family="text">
      <style:text-properties style:font-name="Liberation Serif2" fo:font-size="12pt" fo:font-style="italic" fo:font-weight="bold" style:font-size-asian="12pt" style:font-style-asian="italic" style:font-weight-asian="bold" style:font-name-complex="Liberation Serif2" style:font-size-complex="12pt" style:font-style-complex="italic" style:font-weight-complex="bold"/>
    </style:style>
    <style:style style:name="T151" style:family="text">
      <style:text-properties style:font-name="Liberation Serif3" fo:font-size="14pt" style:font-size-asian="14pt" style:font-name-complex="Liberation Serif3" style:font-size-complex="14pt"/>
    </style:style>
    <style:style style:name="T152" style:family="text">
      <style:text-properties style:text-position="-21% 58%" style:font-name="Liberation Serif3" fo:font-size="14pt" style:font-size-asian="14pt" style:font-name-complex="Liberation Serif3" style:font-size-complex="14pt"/>
    </style:style>
    <style:style style:name="T153" style:family="text">
      <style:text-properties style:text-position="21% 58%" style:font-name="Liberation Serif3" fo:font-size="14pt" style:font-size-asian="14pt" style:font-name-complex="Liberation Serif3"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27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3.73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33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Objectif</text:h>
      <text:p text:style-name="P30">Nous sommes éventuellement dans une ère <text:span text:style-name="T148">ou</text:span> les nouvelles technologies ne cesse <text:span text:style-name="T148">d’être</text:span> améliorer quotidiennement par des nouvelles méthodes et astuces. <text:span text:style-name="T148">De ce fait, pour la réalisation de notre mini projet qui s’intitule</text:span><text:span text:style-name="T67"> Régression Linéaire Multiple</text:span><text:span text:style-name="T148">, nous avons fait le choix d’implémenter l’ensemble des fonctions de notre programme sous forme Matricielle. Ce qui est beaucoup plus pratique et facile a manipuler une fois réalisé.</text:span></text:p>
      <text:h text:style-name="P36" text:outline-level="1">Modèle</text:h>
      <text:h text:style-name="P35" text:outline-level="1" text:is-list-header="true"><text:span text:style-name="T142">Nous sommes </text:span><text:span text:style-name="T143">concrètement </text:span><text:span text:style-name="T142"><text:s/>d</text:span><text:span text:style-name="T143">ans le</text:span><text:span text:style-name="T142"> cadre d’une RÉGRESSION LINÉAIRE MULTIPLE, alors le meilleur modèle pour illustrer ce cas de figure n’est tout autre d’un modèle LINÉAIRE. Par conséquent nous prendrons comme fonction de notre Modèle une fonction affine.</text:span><text:span text:style-name="T100"> </text:span><text:span text:style-name="T142">l’équation d’une droite </text:span><text:span text:style-name="T144">mais avec plusieurs paramètres en l’occurrence deux qui sont x</text:span><text:span text:style-name="T137">1 <text:s/></text:span><text:span text:style-name="T120">et x</text:span><text:span text:style-name="T137">2</text:span><text:span text:style-name="T142">. </text:span><text:span text:style-name="T144">Nous obtenons la fonction suivante de notre modèle </text:span></text:h>
      <text:p text:style-name="P23"><text:span text:style-name="T103">F(x) = ax</text:span><text:span text:style-name="T138">1</text:span><text:span text:style-name="T103"> + b</text:span><text:span text:style-name="T104">x</text:span><text:span text:style-name="T138">2</text:span><text:span text:style-name="T104"> + c</text:span></text:p>
      <text:h text:style-name="P34" text:outline-level="1">Fonction Coût</text:h>
      <text:p text:style-name="P27"><text:span text:style-name="T73"/></text:p>
      <text:p text:style-name="P15"><text:span text:style-name="T147">La fonction coût est la fonction à travers laquelle nous mesurons l’erreur de notre modèle lors de sa phase d’apprentissage. Cette fonction devrait nous permettre par conséquent de calculer la moyenne d’erreur durant l’entraînement du modèle. </text:span>Dans notre cas de figure, la fonction coût sera ni plus ni moins que <text:span text:style-name="T66">l’erreur quadratique moyenne</text:span>.</text:p>
      <text:p text:style-name="P5"><text:span text:style-name="T60">La fonction coût pris comme étant l’erreur quadratique moyenne est la suivante:</text:span></text:p>
      <text:p text:style-name="P11"><draw:frame text:anchor-type="paragraph" draw:z-index="6" draw:name="Forme1" draw:style-name="gr4" draw:text-style-name="P74" svg:width="0.9cm" svg:height="0.59cm" svg:x="3.314cm" svg:y="0.646cm"><draw:text-box><text:p>i=1</text:p></draw:text-box></draw:frame><draw:frame text:anchor-type="paragraph" draw:z-index="7" draw:name="Forme2" draw:style-name="gr1" draw:text-style-name="P73" svg:width="0.715cm" svg:height="0.489cm" svg:x="3.42cm" svg:y="-0.293cm"><draw:text-box><text:p><text:span text:style-name="T149">m</text:span></text:p></draw:text-box></draw:frame><draw:frame text:anchor-type="paragraph" draw:z-index="8" draw:name="Forme3" draw:style-name="gr1" draw:text-style-name="P73" svg:width="0.451cm" svg:height="0.489cm" svg:x="2.574cm" svg:y="-0.021cm"><draw:text-box><text:p><text:span text:style-name="T149">1</text:span></text:p></draw:text-box></draw:frame><draw:frame text:anchor-type="paragraph" draw:z-index="9" draw:name="Forme4" draw:style-name="gr1" draw:text-style-name="P73" svg:width="0.715cm" svg:height="0.489cm" svg:x="2.362cm" svg:y="0.467cm"><draw:text-box><text:p><text:span text:style-name="T149">2m</text:span></text:p></draw:text-box></draw:frame><text:span text:style-name="T60">j(a,b,</text:span><text:span text:style-name="T63">c</text:span><text:span text:style-name="T60">) = <text:s text:c="2"/></text:span><text:span text:style-name="T78"><text:s/>― </text:span><text:span text:style-name="T71"><text:s/></text:span><text:span text:style-name="T28">Σ</text:span><text:span text:style-name="T49">(</text:span><text:span text:style-name="T50">ax</text:span><text:span text:style-name="T132">1</text:span><text:span text:style-name="T50"> + <text:s/>b</text:span><text:span text:style-name="T51">x</text:span><text:span text:style-name="T132">2</text:span><text:span text:style-name="T51"> + c</text:span><text:span text:style-name="T49"> <text:s/>– <text:s/>y)</text:span><text:span text:style-name="T18">²</text:span></text:p>
      <text:p text:style-name="P11"><text:span text:style-name="T18"/></text:p>
      <text:p text:style-name="P3"><text:span text:style-name="T60">E</text:span><text:span text:style-name="T64">n remplaçant tout simplement l’expression du modèle par F(x) nous obtenons la fonction suivante:</text:span></text:p>
      <text:p text:style-name="P10"><draw:frame text:anchor-type="paragraph" draw:z-index="24" draw:name="Forme1" draw:style-name="gr4" draw:text-style-name="P74" svg:width="0.9cm" svg:height="0.59cm" svg:x="3.367cm" svg:y="0.646cm"><draw:text-box><text:p>i=1</text:p></draw:text-box></draw:frame><draw:frame text:anchor-type="paragraph" draw:z-index="25" draw:name="Forme2" draw:style-name="gr1" draw:text-style-name="P73" svg:width="0.715cm" svg:height="0.489cm" svg:x="3.394cm" svg:y="-0.293cm"><draw:text-box><text:p><text:span text:style-name="T149">m</text:span></text:p></draw:text-box></draw:frame><draw:frame text:anchor-type="paragraph" draw:z-index="26" draw:name="Forme3" draw:style-name="gr1" draw:text-style-name="P73" svg:width="0.451cm" svg:height="0.489cm" svg:x="2.574cm" svg:y="-0.021cm"><draw:text-box><text:p><text:span text:style-name="T149">1</text:span></text:p></draw:text-box></draw:frame><draw:frame text:anchor-type="paragraph" draw:z-index="27" draw:name="Forme4" draw:style-name="gr1" draw:text-style-name="P73" svg:width="0.715cm" svg:height="0.489cm" svg:x="2.362cm" svg:y="0.467cm"><draw:text-box><text:p><text:span text:style-name="T149">2m</text:span></text:p></draw:text-box></draw:frame><text:span text:style-name="T65">j(a,b,</text:span><text:span text:style-name="T63">c</text:span><text:span text:style-name="T65">) = <text:s text:c="2"/></text:span><text:span text:style-name="T78"><text:s/>― </text:span><text:span text:style-name="T70"><text:s/></text:span><text:span text:style-name="T25">Σ</text:span><text:span text:style-name="T44">(</text:span><text:span text:style-name="T45">F(</text:span><text:span text:style-name="T111">x</text:span><text:span text:style-name="T106">(i)</text:span><text:span text:style-name="T45">) </text:span><text:span text:style-name="T44"><text:s/>– <text:s/>y</text:span><text:span text:style-name="T106">(i)</text:span><text:span text:style-name="T44">)</text:span><text:span text:style-name="T6">²</text:span></text:p>
      <text:h text:style-name="P33" text:outline-level="1"><text:soft-page-break/>Algorithme de la Descente de Gradient (Grandient Descent)</text:h>
      <text:p text:style-name="P27"><text:span text:style-name="T72"/></text:p>
      <text:p text:style-name="P26"><text:span text:style-name="T101">L’algorithme de la Descente de Gradient fait aujourd’hui partie de ces Algorithmes incontournable en Machine learning et Deep learning, sont importance dans le domaine n’est donc plus à prouver.</text:span></text:p>
      <text:p text:style-name="P1"><text:span text:style-name="T60">La Descente de gradient est un algorithme dit d’optimisation, permettant de trouver le MINIMUM d’une quelconque fonction Convexe(fonction qui converge en un seul point appelé le minimum). </text:span></text:p>
      <text:p text:style-name="P2"><text:span text:style-name="T60">Nous nous servons de cet algorithme en Machine learning dans les problèmes d’apprentissage supervisé afin de trouver le minimum de la</text:span><text:span text:style-name="T61"> fonction coût </text:span><text:span text:style-name="T60">qui justement est une fonction convexe. Une exemple de la fonction coût </text:span><text:span text:style-name="T58">l’erreur quadratique moyenne</text:span><text:span text:style-name="T60"> et trouver le minimum de cette fonction revient à trouver le meilleur Modèle pour notre programme de Machine Learning et le tour est est joué. </text:span></text:p>
      <text:p text:style-name="P2"><text:span text:style-name="T60"/></text:p>
      <text:list xml:id="list3548406123" text:style-name="L1">
        <text:list-item>
          <text:p text:style-name="P63"><text:span text:style-name="T8">Gradient </text:span><text:span text:style-name="T7">D</text:span><text:span text:style-name="T8">escent </text:span><text:span text:style-name="T9"><text:s/></text:span><text:span text:style-name="T10">Ө </text:span><text:span text:style-name="T9">= {</text:span><text:span text:style-name="T11">(</text:span><text:span text:style-name="T9">a, b, </text:span><text:span text:style-name="T12">c</text:span><text:span text:style-name="T11">)</text:span><text:span text:style-name="T9">} </text:span></text:p>
          <text:p text:style-name="P63"><text:span text:style-name="T9"/></text:p>
        </text:list-item>
      </text:list>
      <text:p text:style-name="P47"><draw:frame text:anchor-type="paragraph" draw:z-index="10" draw:name="Forme11" draw:style-name="gr5" draw:text-style-name="P74" svg:width="1.112cm" svg:height="0.489cm" svg:x="2.177cm" svg:y="0.415cm"><draw:text-box><text:p><text:span text:style-name="T150">Əj(</text:span><text:span text:style-name="T150">Ө)</text:span></text:p></draw:text-box></draw:frame></text:p>
      <text:p text:style-name="P47"><draw:frame text:anchor-type="paragraph" draw:z-index="11" draw:name="Forme12" draw:style-name="gr6" draw:text-style-name="P74" svg:width="0.874cm" svg:height="0.489cm" svg:x="2.177cm" svg:y="0.335cm"><draw:text-box><text:p><text:span text:style-name="T150">Ə</text:span><text:span text:style-name="T150">Ө </text:span></text:p></draw:text-box></draw:frame><text:span text:style-name="T1">Ө </text:span><text:span text:style-name="T2">= </text:span><text:span text:style-name="T1">Ө <text:s/>- </text:span><text:span text:style-name="T2">α <text:s/></text:span><text:span text:style-name="T76">―</text:span></text:p>
      <text:p text:style-name="P47"><text:span text:style-name="T76"/></text:p>
      <text:p text:style-name="P47"><text:span text:style-name="T76"/></text:p>
      <text:list xml:id="list3405580200" text:style-name="L2">
        <text:list-item>
          <text:p text:style-name="P24"><text:span text:style-name="T14">Équations</text:span><text:span text:style-name="T15"> de Gradient descent </text:span><text:span text:style-name="T16">selon chacun des paramètres </text:span><text:span text:style-name="T17">a et b</text:span></text:p>
          <text:p text:style-name="P32"><text:span text:style-name="T20"/></text:p>
          <text:p text:style-name="P32"><text:span text:style-name="T20">E</text:span><text:span text:style-name="T19">n effectuant les diverses dérivées de la fonction coût par rapport aux différents paramètres</text:span><text:span text:style-name="T21">(a, b et c)</text:span><text:span text:style-name="T19"> </text:span><text:span text:style-name="T21">de la fonction du modèle. </text:span></text:p>
        </text:list-item>
      </text:list>
      <text:p text:style-name="P47"><draw:frame text:anchor-type="paragraph" draw:z-index="12" draw:name="Forme11" draw:style-name="gr2" draw:text-style-name="P74" svg:width="1.641cm" svg:height="0.976cm" svg:x="2.812cm" svg:y="0.415cm"><draw:text-box><text:p><text:span text:style-name="T150">Əj(</text:span><text:span text:style-name="T150">a,b</text:span><text:span text:style-name="T150">,c)</text:span></text:p></draw:text-box></draw:frame></text:p>
      <text:p text:style-name="P47"><draw:frame text:anchor-type="paragraph" draw:z-index="13" draw:name="Forme12" draw:style-name="gr6" draw:text-style-name="P74" svg:width="0.874cm" svg:height="0.489cm" svg:x="2.97cm" svg:y="0.335cm"><draw:text-box><text:p><text:span text:style-name="T150">Əa </text:span></text:p></draw:text-box></draw:frame><text:span text:style-name="T40">a</text:span><text:span text:style-name="T128">i+1</text:span><text:span text:style-name="T1"> </text:span><text:span text:style-name="T2">= </text:span><text:span text:style-name="T40">a</text:span><text:span text:style-name="T128">i</text:span><text:span text:style-name="T1"> <text:s text:c="2"/>- <text:s/></text:span><text:span text:style-name="T2">α <text:s text:c="5"/></text:span><text:span text:style-name="T76">―</text:span></text:p>
      <text:p text:style-name="P47"><text:span text:style-name="T76"/></text:p>
      <text:p text:style-name="P47"><draw:frame text:anchor-type="paragraph" draw:z-index="14" draw:name="Forme11" draw:style-name="gr2" draw:text-style-name="P74" svg:width="1.535cm" svg:height="0.976cm" svg:x="2.838cm" svg:y="0.415cm"><draw:text-box><text:p><text:span text:style-name="T150">Əj(</text:span><text:span text:style-name="T150">a,b</text:span><text:span text:style-name="T150">,c)</text:span></text:p></draw:text-box></draw:frame><text:span text:style-name="T2"/></text:p>
      <text:p text:style-name="P47"><draw:frame text:anchor-type="paragraph" draw:z-index="15" draw:name="Forme12" draw:style-name="gr6" draw:text-style-name="P74" svg:width="0.874cm" svg:height="0.489cm" svg:x="2.838cm" svg:y="0.333cm"><draw:text-box><text:p><text:span text:style-name="T150">Əb </text:span></text:p></draw:text-box></draw:frame><text:span text:style-name="T40">b</text:span><text:span text:style-name="T128">i+1</text:span><text:span text:style-name="T1"> </text:span><text:span text:style-name="T2">= </text:span><text:span text:style-name="T40">b</text:span><text:span text:style-name="T128">i</text:span><text:span text:style-name="T1"> <text:s/>- <text:s/></text:span><text:span text:style-name="T2">α <text:s text:c="4"/></text:span><text:span text:style-name="T76">―</text:span></text:p>
      <text:p text:style-name="P47"><text:span text:style-name="T76"/></text:p>
      <text:p text:style-name="P50"><draw:frame text:anchor-type="paragraph" draw:z-index="46" draw:name="Forme11" draw:style-name="gr2" draw:text-style-name="P74" svg:width="1.615cm" svg:height="0.976cm" svg:x="2.838cm" svg:y="0.415cm"><draw:text-box><text:p><text:span text:style-name="T150">Əj(</text:span><text:span text:style-name="T150">a,b</text:span><text:span text:style-name="T150">,c)</text:span></text:p></draw:text-box></draw:frame><text:span text:style-name="T2"/></text:p>
      <text:p text:style-name="P57"><draw:frame text:anchor-type="paragraph" draw:z-index="47" draw:name="Forme12" draw:style-name="gr6" draw:text-style-name="P74" svg:width="0.874cm" svg:height="0.489cm" svg:x="2.838cm" svg:y="0.333cm"><draw:text-box><text:p><text:span text:style-name="T150">Əc </text:span></text:p></draw:text-box></draw:frame><text:span text:style-name="T115">c</text:span><text:span text:style-name="T129">i+1</text:span><text:span text:style-name="T34"> </text:span><text:span text:style-name="T35">= </text:span><text:span text:style-name="T36">c</text:span><text:span text:style-name="T129">i</text:span><text:span text:style-name="T34"> <text:s/>- <text:s/></text:span><text:span text:style-name="T35">α <text:s text:c="4"/></text:span><text:span text:style-name="T82">―</text:span></text:p>
      <text:p text:style-name="P62"><text:soft-page-break/><text:span text:style-name="T60"/></text:p>
      <text:p text:style-name="P62"><text:span text:style-name="T60">Le paramètre </text:span><text:span text:style-name="T5">α <text:s/></text:span><text:span text:style-name="T22">ici représente ce que l’on appelle en Machine Learning, le</text:span><text:span text:style-name="T3"> Learning rate</text:span><text:span text:style-name="T22">, littéralement le pas d’apprentissage. C’est donc ce dernier qui nous permettra de </text:span><text:span text:style-name="T24">converger</text:span><text:span text:style-name="T22"> vers le minimum que nous voulons atteindre. </text:span><text:span text:style-name="T24">Le choix de sa valeur se fait de manière aléatoire par le développeur lui mème et il se doit de bien choisir cette valeur car elle est d’une importance capitale pour le bon fonctionnement de son programme. </text:span><text:span text:style-name="T22"><text:s/></text:span></text:p>
      <text:p text:style-name="P4"><text:span text:style-name="T60">En effet, si </text:span><text:span text:style-name="T4"><text:s/></text:span><text:span text:style-name="T5">α </text:span><text:span text:style-name="T60">est trop grand, il se peut que le minimum ne soit jamais atteint car le oscillera autour de la valeur minimale sans l’atteindre. Par contre, si </text:span><text:span text:style-name="T4"><text:s/></text:span><text:span text:style-name="T5">α </text:span><text:span text:style-name="T22">est <text:s/>trop petit, l’algorithme mettra un temps considérable avant d’atteindre le point minimal. Dans ces deux cas de figure notre algorithme n’est tout simplement pas paramétré de la meilleure des manières</text:span></text:p>
      <text:p text:style-name="P4"><text:span text:style-name="T22"/></text:p>
      <text:h text:style-name="P38" text:outline-level="1"><text:span text:style-name="T74">Gradients</text:span></text:h>
      <text:p text:style-name="P28"/>
      <text:p text:style-name="P19">Nous allons déterminer nos différents gradients qui sont tout simplement les dérivées de notre fonction coût par rapport aux différents paramètres que nous avons dans notre modèle linéaire.</text:p>
      <text:p text:style-name="P19">Après calcul, nous obtenons:</text:p>
      <text:p text:style-name="P41"><draw:frame text:anchor-type="paragraph" draw:z-index="16" draw:name="Forme7" draw:style-name="gr2" draw:text-style-name="P76" svg:width="1.377cm" svg:height="0.976cm" svg:x="-0.099cm" svg:y="0.291cm"><draw:text-box><text:p text:style-name="P75"><text:span text:style-name="T150">Əj(</text:span><text:span text:style-name="T150">b)</text:span></text:p></draw:text-box></draw:frame><draw:frame text:anchor-type="paragraph" draw:z-index="18" draw:name="Forme9" draw:style-name="gr1" draw:text-style-name="P73" svg:width="0.451cm" svg:height="0.489cm" svg:x="1.489cm" svg:y="0.423cm"><draw:text-box><text:p><text:span text:style-name="T149">1</text:span></text:p></draw:text-box></draw:frame></text:p>
      <text:p text:style-name="P48"><draw:frame text:anchor-type="paragraph" draw:z-index="17" draw:name="Forme8" draw:style-name="gr3" draw:text-style-name="P77" svg:width="0.847cm" svg:height="0.53cm" svg:x="-0.099cm" svg:y="0.332cm"><draw:text-box><text:p text:style-name="P75"><text:span text:style-name="T150">Əb</text:span></text:p></draw:text-box></draw:frame><draw:frame text:anchor-type="paragraph" draw:z-index="19" draw:name="Forme10" draw:style-name="gr1" draw:text-style-name="P73" svg:width="0.583cm" svg:height="0.489cm" svg:x="1.277cm" svg:y="0.344cm"><draw:text-box><text:p><text:span text:style-name="T149">2m</text:span></text:p></draw:text-box></draw:frame><text:span text:style-name="T75">―</text:span><text:span text:style-name="T39"> <text:s text:c="2"/></text:span><text:span text:style-name="T1">= </text:span><text:span text:style-name="T75">―</text:span><text:span text:style-name="T1"> </text:span><text:span text:style-name="T2"><text:s/></text:span><text:span text:style-name="T88">Σ</text:span><text:span text:style-name="T95">x</text:span><text:span text:style-name="T89">(ax</text:span><text:span text:style-name="T134">1</text:span><text:span text:style-name="T89"> <text:s/>+ <text:s/>b</text:span><text:span text:style-name="T95">x</text:span><text:span text:style-name="T134">2 <text:s text:c="2"/></text:span><text:span text:style-name="T116">+ <text:s/>c <text:s/></text:span><text:span text:style-name="T89"><text:s text:c="2"/>- <text:s text:c="2"/>y) <text:s/></text:span><text:span text:style-name="T91">Gradient par rapport au paramètre</text:span><text:span text:style-name="T94"> b</text:span></text:p>
      <text:p text:style-name="P6"/>
      <text:p text:style-name="P41"><draw:frame text:anchor-type="paragraph" draw:z-index="20" draw:name="Forme7" draw:style-name="gr2" draw:text-style-name="P76" svg:width="1.377cm" svg:height="0.976cm" svg:x="-0.099cm" svg:y="0.291cm"><draw:text-box><text:p text:style-name="P75"><text:span text:style-name="T150">Əj(</text:span><text:span text:style-name="T150">a)</text:span></text:p></draw:text-box></draw:frame><draw:frame text:anchor-type="paragraph" draw:z-index="22" draw:name="Forme9" draw:style-name="gr1" draw:text-style-name="P73" svg:width="0.451cm" svg:height="0.489cm" svg:x="1.489cm" svg:y="0.423cm"><draw:text-box><text:p><text:span text:style-name="T149">1</text:span></text:p></draw:text-box></draw:frame></text:p>
      <text:p text:style-name="P48"><draw:frame text:anchor-type="paragraph" draw:z-index="21" draw:name="Forme8" draw:style-name="gr3" draw:text-style-name="P77" svg:width="0.847cm" svg:height="0.53cm" svg:x="-0.099cm" svg:y="0.332cm"><draw:text-box><text:p text:style-name="P75"><text:span text:style-name="T150">Əa </text:span></text:p></draw:text-box></draw:frame><draw:frame text:anchor-type="paragraph" draw:z-index="23" draw:name="Forme10" draw:style-name="gr1" draw:text-style-name="P73" svg:width="0.583cm" svg:height="0.489cm" svg:x="1.277cm" svg:y="0.344cm"><draw:text-box><text:p><text:span text:style-name="T149">2m</text:span></text:p></draw:text-box></draw:frame><text:span text:style-name="T75">―</text:span><text:span text:style-name="T39"> <text:s text:c="2"/></text:span><text:span text:style-name="T1">= </text:span><text:span text:style-name="T75">―</text:span><text:span text:style-name="T1"> </text:span><text:span text:style-name="T2"><text:s/></text:span><text:span text:style-name="T88">Σ</text:span><text:span text:style-name="T95">x</text:span><text:span text:style-name="T89">(ax</text:span><text:span text:style-name="T134">1</text:span><text:span text:style-name="T89"> <text:s/>+ <text:s/>b</text:span><text:span text:style-name="T95">x</text:span><text:span text:style-name="T134">2</text:span><text:span text:style-name="T116"> <text:s/>+ <text:s/>c <text:s/></text:span><text:span text:style-name="T89"><text:s text:c="2"/>- <text:s text:c="2"/>y) </text:span><text:span text:style-name="T90"><text:s/></text:span><text:span text:style-name="T91">Gradient par rapport au paramètre </text:span><text:span text:style-name="T94">a</text:span></text:p>
      <text:p text:style-name="P48"><text:span text:style-name="T94"/></text:p>
      <text:p text:style-name="P48"><text:span text:style-name="T94"/></text:p>
      <text:p text:style-name="P43"><draw:frame text:anchor-type="paragraph" draw:z-index="48" draw:name="Forme7" draw:style-name="gr2" draw:text-style-name="P76" svg:width="1.377cm" svg:height="0.976cm" svg:x="-0.099cm" svg:y="0.291cm"><draw:text-box><text:p text:style-name="P75"><text:span text:style-name="T150">Əj(</text:span><text:span text:style-name="T150">c)</text:span></text:p></draw:text-box></draw:frame><draw:frame text:anchor-type="paragraph" draw:z-index="50" draw:name="Forme9" draw:style-name="gr1" draw:text-style-name="P73" svg:width="0.451cm" svg:height="0.489cm" svg:x="1.489cm" svg:y="0.423cm"><draw:text-box><text:p><text:span text:style-name="T149">1</text:span></text:p></draw:text-box></draw:frame></text:p>
      <text:p text:style-name="P51"><draw:frame text:anchor-type="paragraph" draw:z-index="49" draw:name="Forme8" draw:style-name="gr3" draw:text-style-name="P77" svg:width="0.847cm" svg:height="0.53cm" svg:x="-0.099cm" svg:y="0.332cm"><draw:text-box><text:p text:style-name="P75"><text:span text:style-name="T150">Əc </text:span></text:p></draw:text-box></draw:frame><draw:frame text:anchor-type="paragraph" draw:z-index="51" draw:name="Forme10" draw:style-name="gr1" draw:text-style-name="P73" svg:width="0.583cm" svg:height="0.489cm" svg:x="1.277cm" svg:y="0.344cm"><draw:text-box><text:p><text:span text:style-name="T149">2m</text:span></text:p></draw:text-box></draw:frame><text:span text:style-name="T75">―</text:span><text:span text:style-name="T39"> <text:s text:c="2"/></text:span><text:span text:style-name="T1">= </text:span><text:span text:style-name="T75">―</text:span><text:span text:style-name="T1"> </text:span><text:span text:style-name="T2"><text:s/></text:span><text:span text:style-name="T88">Σ</text:span><text:span text:style-name="T89">(ax</text:span><text:span text:style-name="T134">1</text:span><text:span text:style-name="T89"> <text:s/>+ <text:s/>b</text:span><text:span text:style-name="T95">x</text:span><text:span text:style-name="T134">2</text:span><text:span text:style-name="T116"> <text:s/>+ <text:s/>c <text:s/></text:span><text:span text:style-name="T89"><text:s text:c="2"/>- <text:s text:c="2"/>y) </text:span><text:span text:style-name="T90"><text:s/></text:span><text:span text:style-name="T91">Gradient par rapport au paramètre </text:span><text:span text:style-name="T95">c</text:span></text:p>
      <text:p text:style-name="P8"><text:span text:style-name="T6"/></text:p>
      <text:p text:style-name="P45"><text:span text:style-name="T124">Dès lors que nous obtenons ceci, il nous suffit de les introduire dans </text:span><text:span text:style-name="T125">notre</text:span><text:span text:style-name="T124"> </text:span><text:span text:style-name="T125">fonction de</text:span><text:span text:style-name="T124"> la descente de gradient afin de faire fonctionner notre algorithme de </text:span><text:span text:style-name="T122">Gradient Descent. </text:span></text:p>
      <text:p text:style-name="P19"/>
      <text:p text:style-name="P2"><text:span text:style-name="T60"/></text:p>
      <text:p text:style-name="P9"><text:span text:style-name="T6"/></text:p>
      <text:h text:style-name="P37" text:outline-level="1"><text:soft-page-break/>Représentation de nos Fonctions sous forme Matricielle</text:h>
      <text:h text:style-name="P65" text:outline-level="2">Représentation Matricielle de la fonction Modèle</text:h>
      <text:p text:style-name="P16"/>
      <text:p text:style-name="P17">Comme nous l’avons précisé précédemment, notre modèle n’est tout autre d’une fonction affine plus précisément la fonction d’une </text:p>
      <text:p text:style-name="P13">F(x) = ax<text:span text:style-name="T133">1</text:span> + b<text:span text:style-name="T145">x</text:span><text:span text:style-name="T133">2 </text:span><text:span text:style-name="T113">+ c</text:span> <text:span text:style-name="T126">nous allons tout simplement prendre une matrice X qui contiendra les colonnes de tous les éléments ayant x</text:span><text:span text:style-name="T131">1</text:span><text:span text:style-name="T126">, <text:s/>x</text:span><text:span text:style-name="T131">2</text:span><text:span text:style-name="T126"> features puis une colonne de biais contenant que des 1. </text:span><text:span text:style-name="T127">Nous aurons également d’un vecteur </text:span><text:span text:style-name="T54">Ө</text:span><text:span text:style-name="T127"> qui quant à lui contiendra l’ensemble de nos paramètres. Alors nous obtiendrons comme représentation sous forme matricielle comme suite.</text:span></text:p>
      <text:p text:style-name="P14">F(x) <text:s text:c="7"/>= <text:s text:c="20"/>X <text:s text:c="12"/><text:span text:style-name="T54">. <text:s text:c="3"/></text:span><text:span text:style-name="T57">Ө</text:span></text:p>
      <text:p text:style-name="P72"><draw:frame text:anchor-type="paragraph" draw:z-index="44" draw:name="Forme13" draw:style-name="gr8" draw:text-style-name="P79" svg:width="3.546cm" svg:height="3.738cm" svg:x="3.685cm" svg:y="-0.09cm"><draw:text-box><text:p text:style-name="P78"><text:span text:style-name="T151">[[x</text:span><text:span text:style-name="T152">1</text:span><text:span text:style-name="T153">(1)</text:span><text:span text:style-name="T151"> </text:span><text:span text:style-name="T151"><text:s text:c="4"/></text:span><text:span text:style-name="T151">x</text:span><text:span text:style-name="T152">2</text:span><text:span text:style-name="T153">(</text:span><text:span text:style-name="T153">1)</text:span><text:span text:style-name="T151"> <text:s text:c="2"/></text:span><text:span text:style-name="T151">1.]</text:span></text:p><text:p text:style-name="P78"><text:span text:style-name="T151"><text:s/></text:span><text:span text:style-name="T151">[x</text:span><text:span text:style-name="T152">1</text:span><text:span text:style-name="T153">(2)</text:span><text:span text:style-name="T151"> <text:s/></text:span><text:span text:style-name="T151"><text:s text:c="3"/></text:span><text:span text:style-name="T151">x</text:span><text:span text:style-name="T152">2</text:span><text:span text:style-name="T153">(</text:span><text:span text:style-name="T153">2)</text:span><text:span text:style-name="T151"> <text:s text:c="2"/></text:span><text:span text:style-name="T151">1.]</text:span></text:p><text:p text:style-name="P78"><text:s/>[ . <text:s text:c="5"/><text:s text:c="4"/>. <text:s text:c="3"/><text:s text:c="3"/>1.]</text:p><text:p text:style-name="P78"><text:s/>[ . <text:s text:c="5"/><text:s text:c="4"/>. <text:s text:c="3"/><text:s text:c="3"/>1.]</text:p><text:p text:style-name="P78"><text:span text:style-name="T151"><text:s/></text:span><text:span text:style-name="T151">[x</text:span><text:span text:style-name="T152">1</text:span><text:span text:style-name="T153">(m)</text:span><text:span text:style-name="T151"> <text:s/></text:span><text:span text:style-name="T151"><text:s text:c="3"/></text:span><text:span text:style-name="T151">x</text:span><text:span text:style-name="T152">2</text:span><text:span text:style-name="T153">(</text:span><text:span text:style-name="T153">m)</text:span><text:span text:style-name="T151"> <text:s/></text:span><text:span text:style-name="T151">1.]</text:span><text:span text:style-name="T151">]</text:span></text:p></draw:text-box></draw:frame><draw:frame text:anchor-type="paragraph" draw:z-index="45" draw:name="Forme14" draw:style-name="gr9" draw:text-style-name="P79" svg:width="4.366cm" svg:height="3.335cm" svg:x="7.415cm" svg:y="-0.009cm"><draw:text-box><text:p text:style-name="P78"><text:span text:style-name="T151">[[ </text:span><text:span text:style-name="T151">a]</text:span></text:p><text:p text:style-name="P78"><text:span text:style-name="T151"><text:s/></text:span><text:span text:style-name="T151">[ b</text:span><text:span text:style-name="T151">]</text:span></text:p><text:p text:style-name="P78"><text:span text:style-name="T151"><text:s/></text:span><text:span text:style-name="T151">[ c</text:span><text:span text:style-name="T151">]]</text:span></text:p><text:p text:style-name="P78"><text:span text:style-name="T151"/></text:p></draw:text-box></draw:frame><text:span text:style-name="T140">[[F(x</text:span><text:span text:style-name="T130">1</text:span><text:span text:style-name="T108">(1)</text:span><text:span text:style-name="T119">)</text:span><text:span text:style-name="T140">]</text:span></text:p>
      <text:p text:style-name="P71"><text:s/>[<text:span text:style-name="T146">F(x</text:span><text:span text:style-name="T130">1</text:span><text:span text:style-name="T109">(2)</text:span><text:span text:style-name="T119">)</text:span>] <text:s text:c="5"/></text:p>
      <text:p text:style-name="P71"><text:s/>[ . <text:s text:c="8"/>] <text:s/><text:span text:style-name="T141">= <text:s text:c="2"/></text:span></text:p>
      <text:p text:style-name="P71"><text:s/>[ . <text:s text:c="8"/>]</text:p>
      <text:p text:style-name="P71"><text:s/>[<text:span text:style-name="T146">F(x</text:span><text:span text:style-name="T130">1</text:span><text:span text:style-name="T109">(m)</text:span><text:span text:style-name="T119">)</text:span><text:span text:style-name="T121">]</text:span>]</text:p>
      <text:p text:style-name="P70"><text:span text:style-name="T54"/></text:p>
      <text:h text:style-name="P66" text:outline-level="2">Représentation de la fonction coût (l’erreur quadratique moyenne) sous forme matricielle</text:h>
      <text:p text:style-name="P29"><text:span text:style-name="T97">À </text:span><text:span text:style-name="T98">la base nous avons </text:span><text:span text:style-name="T99">l’équation </text:span><text:span text:style-name="T98"><text:s text:c="2"/>suivante:</text:span></text:p>
      <text:p text:style-name="P12"><draw:frame text:anchor-type="paragraph" draw:z-index="28" draw:name="Forme1" draw:style-name="gr1" draw:text-style-name="P73" svg:width="0.9cm" svg:height="0.489cm" svg:x="3.42cm" svg:y="0.646cm"><draw:text-box><text:p><text:span text:style-name="T149">i=1</text:span></text:p></draw:text-box></draw:frame><draw:frame text:anchor-type="paragraph" draw:z-index="29" draw:name="Forme2" draw:style-name="gr7" draw:text-style-name="P73" svg:width="0.662cm" svg:height="0.489cm" svg:x="3.579cm" svg:y="-0.293cm"><draw:text-box><text:p><text:span text:style-name="T149">m</text:span></text:p></draw:text-box></draw:frame><draw:frame text:anchor-type="paragraph" draw:z-index="30" draw:name="Forme3" draw:style-name="gr1" draw:text-style-name="P73" svg:width="0.451cm" svg:height="0.489cm" svg:x="2.574cm" svg:y="-0.021cm"><draw:text-box><text:p><text:span text:style-name="T149">1</text:span></text:p></draw:text-box></draw:frame><draw:frame text:anchor-type="paragraph" draw:z-index="31" draw:name="Forme4" draw:style-name="gr1" draw:text-style-name="P73" svg:width="0.715cm" svg:height="0.489cm" svg:x="2.362cm" svg:y="0.467cm"><draw:text-box><text:p><text:span text:style-name="T149">2m</text:span></text:p></draw:text-box></draw:frame><text:span text:style-name="T60">j(a,b,</text:span><text:span text:style-name="T62">c</text:span><text:span text:style-name="T60">) = <text:s text:c="2"/></text:span><text:span text:style-name="T78"><text:s/>― <text:s/></text:span><text:span text:style-name="T71"><text:s/></text:span><text:span text:style-name="T28">Σ</text:span><text:span text:style-name="T49">(</text:span><text:span text:style-name="T50">ax</text:span><text:span text:style-name="T132">1</text:span><text:span text:style-name="T50"> + <text:s/></text:span><text:span text:style-name="T51">b</text:span><text:span text:style-name="T112">x</text:span><text:span text:style-name="T132">2 </text:span><text:span text:style-name="T112"><text:s/>+ c </text:span><text:span text:style-name="T49"><text:s text:c="2"/>– <text:s/>y)</text:span><text:span text:style-name="T18">²</text:span></text:p>
      <text:p text:style-name="P7"><draw:frame text:anchor-type="paragraph" draw:z-index="32" draw:name="Forme1" draw:style-name="gr4" draw:text-style-name="P74" svg:width="0.9cm" svg:height="0.59cm" svg:x="3.367cm" svg:y="0.646cm"><draw:text-box><text:p>i=1</text:p></draw:text-box></draw:frame><draw:frame text:anchor-type="paragraph" draw:z-index="33" draw:name="Forme2" draw:style-name="gr1" draw:text-style-name="P73" svg:width="0.715cm" svg:height="0.489cm" svg:x="3.42cm" svg:y="-0.293cm"><draw:text-box><text:p><text:span text:style-name="T149">m</text:span></text:p></draw:text-box></draw:frame><draw:frame text:anchor-type="paragraph" draw:z-index="34" draw:name="Forme3" draw:style-name="gr1" draw:text-style-name="P73" svg:width="0.451cm" svg:height="0.489cm" svg:x="2.785cm" svg:y="-0.021cm"><draw:text-box><text:p><text:span text:style-name="T149">1</text:span></text:p></draw:text-box></draw:frame><draw:frame text:anchor-type="paragraph" draw:z-index="35" draw:name="Forme4" draw:style-name="gr1" draw:text-style-name="P73" svg:width="0.715cm" svg:height="0.489cm" svg:x="2.653cm" svg:y="0.467cm"><draw:text-box><text:p><text:span text:style-name="T149">2m</text:span></text:p></draw:text-box></draw:frame><text:span text:style-name="T60">j(a,b,c) = <text:s text:c="2"/></text:span><text:span text:style-name="T78"><text:s/>― </text:span><text:span text:style-name="T70"><text:s/></text:span><text:span text:style-name="T25">Σ</text:span><text:span text:style-name="T44">(</text:span><text:span text:style-name="T43">F(</text:span><text:span text:style-name="T110">x</text:span><text:span text:style-name="T106">(i)</text:span><text:span text:style-name="T43">) </text:span><text:span text:style-name="T44"><text:s/>– <text:s/>y</text:span><text:span text:style-name="T106">(i)</text:span><text:span text:style-name="T44">)</text:span><text:span text:style-name="T6">²</text:span></text:p>
      <text:p text:style-name="P22"><text:span text:style-name="T30">L</text:span><text:span text:style-name="T29">eur forme matricielle sera la suivante, </text:span><text:span text:style-name="T31">en considérant bien entendu les matrices déterminées dans le modèle</text:span><text:span text:style-name="T29">:</text:span></text:p>
      <text:p text:style-name="P22"><text:span text:style-name="T29">comme nous l’avons précisé plus haut </text:span><text:span text:style-name="T32">F(x) = X</text:span><text:span text:style-name="T42">.</text:span><text:span text:style-name="T55">Ө</text:span><text:span text:style-name="T46"> </text:span><text:span text:style-name="T56">et nous avons préciser que le vecteur </text:span><text:span text:style-name="T42">Ө</text:span><text:span text:style-name="T52"> <text:s/></text:span><text:span text:style-name="T53">contenait l’ensemble de nos paramètres. De ce fait nous obtenons finalement la fonction suivante.</text:span></text:p>
      <text:p text:style-name="P64"><draw:frame text:anchor-type="paragraph" draw:z-index="0" draw:name="Forme5" draw:style-name="gr1" draw:text-style-name="P73" svg:width="0.503cm" svg:height="0.489cm" svg:x="1.595cm" svg:y="0.078cm"><draw:text-box><text:p><text:span text:style-name="T149">1</text:span></text:p></draw:text-box></draw:frame><draw:frame text:anchor-type="paragraph" draw:z-index="1" draw:name="Forme6" draw:style-name="gr2" draw:text-style-name="P74" svg:width="0.636cm" svg:height="0.976cm" svg:x="1.595cm" svg:y="0.566cm"><draw:text-box><text:p>2m</text:p></draw:text-box></draw:frame><text:span text:style-name="T69">j(Ө) = </text:span><text:span text:style-name="T80"><text:s/>― </text:span><text:span text:style-name="T69"><text:s/></text:span><text:span text:style-name="T27">Σ</text:span><text:span text:style-name="T48">(X.Ө – y)</text:span><text:span text:style-name="T13">²</text:span></text:p>
      <text:h text:style-name="P67" text:outline-level="2"><text:soft-page-break/>Représentation Matricielle du Gradient</text:h>
      <text:p text:style-name="P20"><text:span text:style-name="T59"/></text:p>
      <text:p text:style-name="P18">Les fonctions de notre Gradient qui sont les dérivées de la fonction coût nous ont donné les résultats suivants:</text:p>
      <text:p text:style-name="P42"><draw:frame text:anchor-type="paragraph" draw:z-index="36" draw:name="Forme7" draw:style-name="gr2" draw:text-style-name="P76" svg:width="1.377cm" svg:height="0.976cm" svg:x="-0.099cm" svg:y="0.291cm"><draw:text-box><text:p text:style-name="P75"><text:span text:style-name="T150">Əj(</text:span><text:span text:style-name="T150">b)</text:span></text:p></draw:text-box></draw:frame><draw:frame text:anchor-type="paragraph" draw:z-index="38" draw:name="Forme9" draw:style-name="gr1" draw:text-style-name="P73" svg:width="0.451cm" svg:height="0.489cm" svg:x="1.489cm" svg:y="0.423cm"><draw:text-box><text:p><text:span text:style-name="T149">1</text:span></text:p></draw:text-box></draw:frame></text:p>
      <text:p text:style-name="P56"><draw:frame text:anchor-type="paragraph" draw:z-index="37" draw:name="Forme8" draw:style-name="gr3" draw:text-style-name="P77" svg:width="0.847cm" svg:height="0.53cm" svg:x="-0.099cm" svg:y="0.332cm"><draw:text-box><text:p text:style-name="P75"><text:span text:style-name="T150">Əb</text:span></text:p></draw:text-box></draw:frame><draw:frame text:anchor-type="paragraph" draw:z-index="39" draw:name="Forme10" draw:style-name="gr1" draw:text-style-name="P73" svg:width="0.583cm" svg:height="0.489cm" svg:x="1.277cm" svg:y="0.344cm"><draw:text-box><text:p><text:span text:style-name="T149">2m</text:span></text:p></draw:text-box></draw:frame><text:span text:style-name="T81">―</text:span><text:span text:style-name="T33"> <text:s text:c="2"/></text:span><text:span text:style-name="T34">= </text:span><text:span text:style-name="T81">―</text:span><text:span text:style-name="T34"> </text:span><text:span text:style-name="T35"><text:s/></text:span><text:span text:style-name="T83">Σ </text:span><text:span text:style-name="T86">x</text:span><text:span text:style-name="T84">(ax</text:span><text:span text:style-name="T135">1</text:span><text:span text:style-name="T84"> <text:s/>+ <text:s/>b</text:span><text:span text:style-name="T86">x</text:span><text:span text:style-name="T135">2</text:span><text:span text:style-name="T117"> <text:s/>+ <text:s/>c </text:span><text:span text:style-name="T84"><text:s text:c="2"/>- <text:s text:c="2"/>y) <text:s/></text:span><text:span text:style-name="T87">Gradient par rapport au paramètre</text:span><text:span text:style-name="T85"> b</text:span></text:p>
      <text:p text:style-name="P56"><text:span text:style-name="T85"/></text:p>
      <text:p text:style-name="P42"><draw:frame text:anchor-type="paragraph" draw:z-index="40" draw:name="Forme7" draw:style-name="gr2" draw:text-style-name="P76" svg:width="1.377cm" svg:height="0.976cm" svg:x="-0.099cm" svg:y="0.291cm"><draw:text-box><text:p text:style-name="P75"><text:span text:style-name="T150">Əj(</text:span><text:span text:style-name="T150">a)</text:span></text:p></draw:text-box></draw:frame><draw:frame text:anchor-type="paragraph" draw:z-index="42" draw:name="Forme9" draw:style-name="gr1" draw:text-style-name="P73" svg:width="0.451cm" svg:height="0.489cm" svg:x="1.489cm" svg:y="0.423cm"><draw:text-box><text:p><text:span text:style-name="T149">1</text:span></text:p></draw:text-box></draw:frame></text:p>
      <text:p text:style-name="P49"><draw:frame text:anchor-type="paragraph" draw:z-index="41" draw:name="Forme8" draw:style-name="gr3" draw:text-style-name="P77" svg:width="0.847cm" svg:height="0.53cm" svg:x="-0.099cm" svg:y="0.332cm"><draw:text-box><text:p text:style-name="P75"><text:span text:style-name="T150">Əa </text:span></text:p></draw:text-box></draw:frame><draw:frame text:anchor-type="paragraph" draw:z-index="43" draw:name="Forme10" draw:style-name="gr1" draw:text-style-name="P73" svg:width="0.583cm" svg:height="0.489cm" svg:x="1.277cm" svg:y="0.344cm"><draw:text-box><text:p><text:span text:style-name="T149">2m</text:span></text:p></draw:text-box></draw:frame><text:span text:style-name="T75">―</text:span><text:span text:style-name="T39"> <text:s text:c="2"/></text:span><text:span text:style-name="T1">= </text:span><text:span text:style-name="T75">―</text:span><text:span text:style-name="T1"> </text:span><text:span text:style-name="T2"><text:s/></text:span><text:span text:style-name="T88">Σ </text:span><text:span text:style-name="T96">x</text:span><text:span text:style-name="T89">(ax</text:span><text:span text:style-name="T136">1</text:span><text:span text:style-name="T89"> <text:s/>+ <text:s/>b</text:span><text:span text:style-name="T96">x</text:span><text:span text:style-name="T136">2 </text:span><text:span text:style-name="T118"><text:s/>+ <text:s/>c</text:span><text:span text:style-name="T89"> <text:s text:c="2"/>- <text:s text:c="2"/>y) </text:span><text:span text:style-name="T90"><text:s/></text:span><text:span text:style-name="T91">Gradient par rapport au paramètre </text:span><text:span text:style-name="T94">a</text:span></text:p>
      <text:p text:style-name="P49"><text:span text:style-name="T94"/></text:p>
      <text:p text:style-name="P42"><draw:frame text:anchor-type="paragraph" draw:z-index="52" draw:name="Forme7" draw:style-name="gr2" draw:text-style-name="P76" svg:width="1.377cm" svg:height="0.976cm" svg:x="-0.099cm" svg:y="0.291cm"><draw:text-box><text:p text:style-name="P75"><text:span text:style-name="T150">Əj(</text:span><text:span text:style-name="T150">c)</text:span></text:p></draw:text-box></draw:frame><draw:frame text:anchor-type="paragraph" draw:z-index="54" draw:name="Forme9" draw:style-name="gr1" draw:text-style-name="P73" svg:width="0.451cm" svg:height="0.489cm" svg:x="1.489cm" svg:y="0.423cm"><draw:text-box><text:p><text:span text:style-name="T149">1</text:span></text:p></draw:text-box></draw:frame></text:p>
      <text:p text:style-name="P52"><draw:frame text:anchor-type="paragraph" draw:z-index="53" draw:name="Forme8" draw:style-name="gr3" draw:text-style-name="P77" svg:width="0.847cm" svg:height="0.53cm" svg:x="-0.099cm" svg:y="0.332cm"><draw:text-box><text:p text:style-name="P75"><text:span text:style-name="T150">Əc </text:span></text:p></draw:text-box></draw:frame><draw:frame text:anchor-type="paragraph" draw:z-index="55" draw:name="Forme10" draw:style-name="gr1" draw:text-style-name="P73" svg:width="0.583cm" svg:height="0.489cm" svg:x="1.277cm" svg:y="0.344cm"><draw:text-box><text:p><text:span text:style-name="T149">2m</text:span></text:p></draw:text-box></draw:frame><text:span text:style-name="T75">―</text:span><text:span text:style-name="T39"> <text:s text:c="2"/></text:span><text:span text:style-name="T1">= </text:span><text:span text:style-name="T75">―</text:span><text:span text:style-name="T1"> </text:span><text:span text:style-name="T2"><text:s/></text:span><text:span text:style-name="T88">Σ</text:span><text:span text:style-name="T89">(ax</text:span><text:span text:style-name="T134">1</text:span><text:span text:style-name="T89"> <text:s/>+ <text:s/>b</text:span><text:span text:style-name="T95">x</text:span><text:span text:style-name="T134">2</text:span><text:span text:style-name="T116"> <text:s/>+ <text:s/>c <text:s/></text:span><text:span text:style-name="T89"><text:s text:c="2"/>- <text:s text:c="2"/>y) </text:span><text:span text:style-name="T90"><text:s/></text:span><text:span text:style-name="T91">Gradient par rapport au paramètre </text:span><text:span text:style-name="T95">c</text:span></text:p>
      <text:p text:style-name="P21"><text:span text:style-name="T77"/></text:p>
      <text:p text:style-name="P21"><text:span text:style-name="T124">E</text:span><text:span text:style-name="T123">n faisant tout simplement correspondre les différents termes avec ce que nous avons déjà déterminé, nous obtenons la représentation suivante</text:span></text:p>
      <text:list xml:id="list1949309977" text:style-name="L3">
        <text:list-item>
          <text:p text:style-name="P59"><text:span text:style-name="T37">Gradient</text:span></text:p>
        </text:list-item>
      </text:list>
      <text:p text:style-name="P58"><text:span text:style-name="T37"/></text:p>
      <text:p text:style-name="P40"><draw:frame text:anchor-type="paragraph" draw:z-index="2" draw:name="Forme7" draw:style-name="gr2" draw:text-style-name="P76" svg:width="1.377cm" svg:height="0.976cm" svg:x="-0.099cm" svg:y="0.291cm"><draw:text-box><text:p text:style-name="P75"><text:span text:style-name="T150">Əj(</text:span><text:span text:style-name="T150">Ө)</text:span></text:p></draw:text-box></draw:frame><draw:frame text:anchor-type="paragraph" draw:z-index="4" draw:name="Forme9" draw:style-name="gr1" draw:text-style-name="P73" svg:width="0.451cm" svg:height="0.489cm" svg:x="1.489cm" svg:y="0.423cm"><draw:text-box><text:p><text:span text:style-name="T149">1</text:span></text:p></draw:text-box></draw:frame></text:p>
      <text:p text:style-name="P46"><draw:frame text:anchor-type="paragraph" draw:z-index="3" draw:name="Forme8" draw:style-name="gr3" draw:text-style-name="P77" svg:width="0.847cm" svg:height="0.53cm" svg:x="-0.099cm" svg:y="0.332cm"><draw:text-box><text:p text:style-name="P75"><text:span text:style-name="T150">Ə</text:span><text:span text:style-name="T150">Ө </text:span></text:p></draw:text-box></draw:frame><draw:frame text:anchor-type="paragraph" draw:z-index="5" draw:name="Forme10" draw:style-name="gr1" draw:text-style-name="P73" svg:width="0.583cm" svg:height="0.489cm" svg:x="1.489cm" svg:y="0.21cm"><draw:text-box><text:p><text:span text:style-name="T149">m</text:span></text:p></draw:text-box></draw:frame><text:span text:style-name="T75">―</text:span><text:span text:style-name="T39"> <text:s text:c="2"/></text:span><text:span text:style-name="T1">= <text:s/></text:span><text:span text:style-name="T75">―</text:span><text:span text:style-name="T1"> <text:s/></text:span><text:span text:style-name="T2">X</text:span><text:span text:style-name="T107">T</text:span><text:span text:style-name="T2">(X.</text:span><text:span text:style-name="T1">Ө <text:s/>- <text:s/></text:span><text:span text:style-name="T2">y)</text:span></text:p>
      <text:p text:style-name="P46"><text:span text:style-name="T2"/></text:p>
      <text:p text:style-name="P46"><text:span text:style-name="T2"/></text:p>
      <text:h text:style-name="P68" text:outline-level="2">Représentation de la descente de gradient</text:h>
      <text:p text:style-name="P31"><text:span text:style-name="T139"/></text:p>
      <text:p text:style-name="P31"><text:span text:style-name="T102">Les <text:s/>fonctions concernant la descente de gradient obtenues sont les suivantes:</text:span></text:p>
      <text:p text:style-name="P53"><draw:frame text:anchor-type="paragraph" draw:z-index="57" draw:name="Forme12" draw:style-name="gr6" draw:text-style-name="P74" svg:width="0.874cm" svg:height="0.489cm" svg:x="2.97cm" svg:y="0.335cm"><draw:text-box><text:p><text:span text:style-name="T150">Əa </text:span></text:p></draw:text-box></draw:frame><draw:frame text:anchor-type="paragraph" draw:z-index="56" draw:name="Forme11" draw:style-name="gr10" draw:text-style-name="P73" svg:width="1.641cm" svg:height="0.489cm" svg:x="2.812cm" svg:y="-0.115cm"><draw:text-box><text:p><text:span text:style-name="T150">Əj(</text:span><text:span text:style-name="T150">a,b</text:span><text:span text:style-name="T150">,c)</text:span></text:p></draw:text-box></draw:frame><text:span text:style-name="T40">a</text:span><text:span text:style-name="T128">i+1</text:span><text:span text:style-name="T1"> </text:span><text:span text:style-name="T2">= </text:span><text:span text:style-name="T40">a</text:span><text:span text:style-name="T128">i</text:span><text:span text:style-name="T1"> <text:s text:c="2"/>- <text:s/></text:span><text:span text:style-name="T2">α <text:s text:c="5"/></text:span><text:span text:style-name="T76">―</text:span></text:p>
      <text:p text:style-name="P53"><draw:frame text:anchor-type="paragraph" draw:z-index="58" draw:name="Forme11" draw:style-name="gr2" draw:text-style-name="P74" svg:width="1.535cm" svg:height="0.976cm" svg:x="2.838cm" svg:y="0.415cm"><draw:text-box><text:p><text:span text:style-name="T150">Əj(</text:span><text:span text:style-name="T150">a,b</text:span><text:span text:style-name="T150">,c)</text:span></text:p></draw:text-box></draw:frame><text:span text:style-name="T2"/></text:p>
      <text:p text:style-name="P53"><draw:frame text:anchor-type="paragraph" draw:z-index="59" draw:name="Forme12" draw:style-name="gr6" draw:text-style-name="P74" svg:width="0.874cm" svg:height="0.489cm" svg:x="2.838cm" svg:y="0.333cm"><draw:text-box><text:p><text:span text:style-name="T150">Əb </text:span></text:p></draw:text-box></draw:frame><text:span text:style-name="T40">b</text:span><text:span text:style-name="T128">i+1</text:span><text:span text:style-name="T1"> </text:span><text:span text:style-name="T2">= </text:span><text:span text:style-name="T40">b</text:span><text:span text:style-name="T128">i</text:span><text:span text:style-name="T1"> <text:s/>- <text:s/></text:span><text:span text:style-name="T2">α <text:s text:c="4"/></text:span><text:span text:style-name="T76">―</text:span></text:p>
      <text:p text:style-name="P53"><draw:frame text:anchor-type="paragraph" draw:z-index="60" draw:name="Forme11" draw:style-name="gr2" draw:text-style-name="P74" svg:width="1.615cm" svg:height="0.976cm" svg:x="2.838cm" svg:y="0.415cm"><draw:text-box><text:p><text:span text:style-name="T150">Əj(</text:span><text:span text:style-name="T150">a,b</text:span><text:span text:style-name="T150">,c)</text:span></text:p></draw:text-box></draw:frame><text:span text:style-name="T2"/></text:p>
      <text:p text:style-name="P53"><draw:frame text:anchor-type="paragraph" draw:z-index="61" draw:name="Forme12" draw:style-name="gr6" draw:text-style-name="P74" svg:width="0.874cm" svg:height="0.489cm" svg:x="2.838cm" svg:y="0.333cm"><draw:text-box><text:p><text:span text:style-name="T150">Əc </text:span></text:p></draw:text-box></draw:frame><text:span text:style-name="T114">c</text:span><text:span text:style-name="T128">i+1</text:span><text:span text:style-name="T1"> </text:span><text:span text:style-name="T2">= </text:span><text:span text:style-name="T41">c</text:span><text:span text:style-name="T128">i</text:span><text:span text:style-name="T1"> <text:s/>- <text:s/></text:span><text:span text:style-name="T2">α <text:s text:c="4"/></text:span><text:span text:style-name="T76">―</text:span></text:p>
      <text:p text:style-name="P60"><text:span text:style-name="T23"/></text:p>
      <text:p text:style-name="P61"><text:span text:style-name="T23">L</text:span><text:span text:style-name="T22">eur représentation sous forme matricielle nous permet d’obtenir la fonction suivante: </text:span></text:p>
      <text:p text:style-name="P53"><draw:frame text:anchor-type="paragraph" draw:z-index="62" draw:name="Forme11" draw:style-name="gr5" draw:text-style-name="P74" svg:width="1.112cm" svg:height="0.489cm" svg:x="2.917cm" svg:y="0.415cm"><draw:text-box><text:p><text:span text:style-name="T150">Əj(</text:span><text:span text:style-name="T150">Ө)</text:span></text:p></draw:text-box></draw:frame></text:p>
      <text:p text:style-name="P54"><draw:frame text:anchor-type="paragraph" draw:z-index="63" draw:name="Forme12" draw:style-name="gr1" draw:text-style-name="P73" svg:width="0.874cm" svg:height="0.489cm" svg:x="3.156cm" svg:y="0.335cm"><draw:text-box><text:p><text:span text:style-name="T150">Ə</text:span><text:span text:style-name="T150">Ө </text:span></text:p></draw:text-box></draw:frame><text:span text:style-name="T1">Ө <text:s/></text:span><text:span text:style-name="T2">= <text:s/></text:span><text:span text:style-name="T1">Ө <text:s text:c="2"/>- <text:s/></text:span><text:span text:style-name="T2">α <text:s text:c="4"/></text:span><text:span text:style-name="T76">― <text:s/></text:span></text:p>
      <text:p text:style-name="P54"><text:span text:style-name="T93"/></text:p>
      <text:p text:style-name="P54"><text:span text:style-name="T92">Ce qui correspond exactement avec les formes matricielles précédentes.</text:span></text:p>
      <text:p text:style-name="P53"><text:span text:style-name="T76"/></text:p>
      <text:list xml:id="list110551617366400" text:continue-list="list3405580200" text:style-name="L2">
        <text:list-header>
          <text:p text:style-name="P25"><text:soft-page-break/><text:span text:style-name="T15"/></text:p>
        </text:list-header>
      </text:list>
      <text:p text:style-name="P69"><text:s text:c="15"/></text:p>
      <text:p text:style-name="P69"/>
      <text:p text:style-name="P4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2"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4:29:41.470288742</meta:creation-date>
    <dc:date>2020-07-24T11:05:50.291254761</dc:date>
    <meta:editing-duration>PT7H8M28S</meta:editing-duration>
    <meta:editing-cycles>24</meta:editing-cycles>
    <meta:generator>LibreOffice/6.0.7.3$Linux_X86_64 LibreOffice_project/00m0$Build-3</meta:generator>
    <meta:document-statistic meta:table-count="0" meta:image-count="0" meta:object-count="0" meta:page-count="6" meta:paragraph-count="68" meta:word-count="1037" meta:character-count="6247" meta:non-whitespace-character-count="5014"/>
  </office:meta>
</office:document-meta>
</file>